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Menlo, 'DejaVu Sans Mono', 'Bitstream Vera Sans Mono',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style:font-face style:name="var bs-font-sans-serif" svg:font-family="'var bs-font-sans-serif'"/>
  </office:font-face-decls>
  <office:automatic-styles>
    <style:style style:name="P1" style:family="paragraph" style:parent-style-name="Heading_20_1">
      <style:paragraph-properties fo:margin-left="0cm" fo:margin-right="0cm" fo:margin-top="0cm" fo:margin-bottom="0.247cm" style:contextual-spacing="false" fo:line-height="120%" fo:text-indent="0cm" style:auto-text-indent="false"/>
      <style:text-properties fo:color="#714b67" loext:opacity="100%" fo:font-weight="bold"/>
    </style:style>
    <style:style style:name="P2" style:family="paragraph" style:parent-style-name="Heading_20_1">
      <style:paragraph-properties fo:margin-left="0cm" fo:margin-right="0cm" fo:margin-top="0cm" fo:margin-bottom="0.247cm" style:contextual-spacing="false" fo:line-height="120%" fo:orphans="2" fo:widows="2" fo:text-indent="0cm" style:auto-text-indent="false"/>
      <style:text-properties fo:font-variant="normal" fo:text-transform="none" fo:color="#714b67" loext:opacity="100%" style:font-name="Inter" fo:font-style="normal" fo:font-weight="normal"/>
    </style:style>
    <style:style style:name="P3" style:family="paragraph" style:parent-style-name="Heading_20_2">
      <style:paragraph-properties fo:margin-left="0cm" fo:margin-right="0cm" fo:margin-top="0cm" fo:margin-bottom="0.247cm" style:contextual-spacing="false" fo:line-height="120%" fo:text-indent="0cm" style:auto-text-indent="false" fo:padding-left="0cm" fo:padding-right="0cm" fo:padding-top="0cm" fo:padding-bottom="0.049cm" fo:border-left="none" fo:border-right="none" fo:border-top="none" fo:border-bottom="0.06pt solid #d5d5d5"/>
      <style:text-properties fo:color="#282f33" loext:opacity="100%" style:font-name="Roboto Slab" fo:font-weight="bold"/>
    </style:style>
    <style:style style:name="P4" style:family="paragraph" style:parent-style-name="Heading_20_3">
      <style:paragraph-properties fo:margin-left="0cm" fo:margin-right="0cm" fo:margin-top="0cm" fo:margin-bottom="0.247cm" style:contextual-spacing="false" fo:line-height="120%" fo:text-indent="0cm" style:auto-text-indent="false"/>
      <style:text-properties fo:font-weight="bold"/>
    </style:style>
    <style:style style:name="P5" style:family="paragraph" style:parent-style-name="Heading_20_4">
      <style:paragraph-properties fo:margin-left="0cm" fo:margin-right="0cm" fo:margin-top="0cm" fo:margin-bottom="0.247cm" style:contextual-spacing="false" fo:line-height="120%" fo:text-indent="0cm" style:auto-text-indent="false"/>
      <style:text-properties fo:font-weight="bold"/>
    </style:style>
    <style:style style:name="P6" style:family="paragraph" style:parent-style-name="Heading_20_4">
      <style:paragraph-properties fo:margin-left="0cm" fo:margin-right="0cm" fo:margin-top="0cm" fo:margin-bottom="0.247cm" style:contextual-spacing="false" fo:line-height="120%" fo:text-indent="0cm" style:auto-text-indent="false"/>
    </style:style>
    <style:style style:name="P7" style:family="paragraph" style:parent-style-name="List_20_Contents">
      <style:paragraph-properties fo:margin-left="1cm" fo:margin-right="0cm" fo:margin-top="0cm" fo:margin-bottom="0cm" style:contextual-spacing="false" fo:text-indent="0cm" style:auto-text-indent="false"/>
    </style:style>
    <style:style style:name="P8" style:family="paragraph" style:parent-style-name="List_20_Contents" style:list-style-name="L21">
      <style:paragraph-properties fo:margin-left="1cm" fo:margin-right="0cm" fo:margin-top="0cm" fo:margin-bottom="0cm" style:contextual-spacing="false" fo:text-align="start" style:justify-single-word="false" fo:text-indent="0cm" style:auto-text-indent="false"/>
    </style:style>
    <style:style style:name="P9" style:family="paragraph" style:parent-style-name="List_20_Contents" style:list-style-name="L22">
      <style:paragraph-properties fo:margin-left="1cm" fo:margin-right="0cm" fo:margin-top="0cm" fo:margin-bottom="0cm" style:contextual-spacing="false" fo:text-align="start" style:justify-single-word="false" fo:text-indent="0cm" style:auto-text-indent="false"/>
    </style:style>
    <style:style style:name="P10" style:family="paragraph" style:parent-style-name="List_20_Contents" style:list-style-name="L23">
      <style:paragraph-properties fo:margin-left="1cm" fo:margin-right="0cm" fo:margin-top="0cm" fo:margin-bottom="0cm" style:contextual-spacing="false" fo:text-align="start" style:justify-single-word="false" fo:text-indent="0cm" style:auto-text-indent="false"/>
    </style:style>
    <style:style style:name="P11" style:family="paragraph" style:parent-style-name="List_20_Contents" style:list-style-name="L27">
      <style:paragraph-properties fo:margin-left="1cm" fo:margin-right="0cm" fo:margin-top="0cm" fo:margin-bottom="0cm" style:contextual-spacing="false" fo:text-align="start" style:justify-single-word="false" fo:text-indent="0cm" style:auto-text-indent="false"/>
    </style:style>
    <style:style style:name="P12" style:family="paragraph" style:parent-style-name="List_20_Contents" style:list-style-name="L29">
      <style:paragraph-properties fo:margin-left="1cm" fo:margin-right="0cm" fo:margin-top="0cm" fo:margin-bottom="0cm" style:contextual-spacing="false" fo:text-align="start" style:justify-single-word="false" fo:text-indent="0cm" style:auto-text-indent="false"/>
    </style:style>
    <style:style style:name="P13" style:family="paragraph" style:parent-style-name="List_20_Heading">
      <style:paragraph-properties fo:margin-left="0cm" fo:margin-right="0cm" fo:margin-top="0cm" fo:margin-bottom="0.247cm" style:contextual-spacing="false" fo:text-indent="0cm" style:auto-text-indent="false"/>
      <style:text-properties fo:font-weight="bold"/>
    </style:style>
    <style:style style:name="P14" style:family="paragraph" style:parent-style-name="List_20_Heading" style:list-style-name="L21">
      <style:paragraph-properties fo:margin-left="0cm" fo:margin-right="0cm" fo:margin-top="0cm" fo:margin-bottom="0.247cm" style:contextual-spacing="false" fo:text-align="start" style:justify-single-word="false" fo:text-indent="0cm" style:auto-text-indent="false"/>
      <style:text-properties fo:font-weight="bold"/>
    </style:style>
    <style:style style:name="P15" style:family="paragraph" style:parent-style-name="List_20_Heading" style:list-style-name="L22">
      <style:paragraph-properties fo:margin-left="0cm" fo:margin-right="0cm" fo:margin-top="0cm" fo:margin-bottom="0.247cm" style:contextual-spacing="false" fo:text-align="start" style:justify-single-word="false" fo:text-indent="0cm" style:auto-text-indent="false"/>
      <style:text-properties fo:font-weight="bold"/>
    </style:style>
    <style:style style:name="P16" style:family="paragraph" style:parent-style-name="List_20_Heading" style:list-style-name="L23">
      <style:paragraph-properties fo:margin-left="0cm" fo:margin-right="0cm" fo:margin-top="0cm" fo:margin-bottom="0.247cm" style:contextual-spacing="false" fo:text-align="start" style:justify-single-word="false" fo:text-indent="0cm" style:auto-text-indent="false"/>
      <style:text-properties fo:font-weight="bold"/>
    </style:style>
    <style:style style:name="P17" style:family="paragraph" style:parent-style-name="List_20_Heading" style:list-style-name="L27">
      <style:paragraph-properties fo:margin-left="0cm" fo:margin-right="0cm" fo:margin-top="0cm" fo:margin-bottom="0.247cm" style:contextual-spacing="false" fo:text-align="start" style:justify-single-word="false" fo:text-indent="0cm" style:auto-text-indent="false"/>
    </style:style>
    <style:style style:name="P18" style:family="paragraph" style:parent-style-name="List_20_Heading" style:list-style-name="L29">
      <style:paragraph-properties fo:margin-left="0cm" fo:margin-right="0cm" fo:margin-top="0cm" fo:margin-bottom="0.247cm" style:contextual-spacing="false" fo:text-align="start" style:justify-single-word="false" fo:text-indent="0cm" style:auto-text-indent="false"/>
    </style:style>
    <style:style style:name="P19" style:family="paragraph" style:parent-style-name="Preformatted_20_Text">
      <style:paragraph-properties fo:margin-left="0cm" fo:margin-right="0cm" fo:margin-top="0cm" fo:margin-bottom="0cm" style:contextual-spacing="false" fo:text-indent="0cm" style:auto-text-indent="false"/>
      <style:text-properties style:font-name="var bs-font-monospace" fo:background-color="#f8f8f8" loext:padding="0cm" loext:border="none"/>
    </style:style>
    <style:style style:name="P20" style:family="paragraph" style:parent-style-name="Preformatted_20_Text">
      <style:paragraph-properties fo:margin-left="0cm" fo:margin-right="0cm" fo:margin-top="0cm" fo:margin-bottom="0cm" style:contextual-spacing="false"/>
      <style:text-properties style:font-name="var bs-font-monospace" fo:background-color="#f8f8f8" loext:padding="0cm" loext:border="none"/>
    </style:style>
    <style:style style:name="P21" style:family="paragraph" style:parent-style-name="Preformatted_20_Text">
      <style:paragraph-properties fo:margin-left="0cm" fo:margin-right="0cm" fo:margin-top="0cm" fo:margin-bottom="0cm" style:contextual-spacing="false" fo:text-indent="0cm" style:auto-text-indent="false"/>
      <style:text-properties fo:background-color="#f8f8f8" loext:padding="0cm" loext:border="none"/>
    </style:style>
    <style:style style:name="P22" style:family="paragraph" style:parent-style-name="Preformatted_20_Text">
      <style:paragraph-properties fo:margin-left="0cm" fo:margin-right="0cm" fo:margin-top="0cm" fo:margin-bottom="0cm" style:contextual-spacing="false"/>
      <style:text-properties fo:background-color="#f8f8f8" loext:padding="0cm" loext:border="none"/>
    </style:style>
    <style:style style:name="P23" style:family="paragraph" style:parent-style-name="Preformatted_20_Text">
      <style:paragraph-properties fo:margin-left="0cm" fo:margin-right="0cm" fo:margin-top="0cm" fo:margin-bottom="0cm" style:contextual-spacing="false" fo:text-indent="0cm" style:auto-text-indent="false"/>
      <style:text-properties fo:color="#008000" loext:opacity="100%" style:font-name="var bs-font-monospace" fo:font-weight="bold" fo:background-color="#f8f8f8" loext:padding="0cm" loext:border="none"/>
    </style:style>
    <style:style style:name="P24" style:family="paragraph" style:parent-style-name="Preformatted_20_Text">
      <style:paragraph-properties fo:margin-left="0cm" fo:margin-right="0cm" fo:margin-top="0cm" fo:margin-bottom="0cm" style:contextual-spacing="false" fo:text-indent="0cm" style:auto-text-indent="false"/>
      <style:text-properties fo:color="#8c8c8c" loext:opacity="100%" style:font-name="var bs-font-monospace" fo:font-style="italic" fo:background-color="#f8f8f8" loext:padding="0cm" loext:border="none"/>
    </style:style>
    <style:style style:name="P25" style:family="paragraph" style:parent-style-name="Preformatted_20_Text">
      <style:paragraph-properties fo:margin-left="0cm" fo:margin-right="0cm" fo:margin-top="0cm" fo:margin-bottom="0cm" style:contextual-spacing="false" fo:text-indent="0cm" style:auto-text-indent="false"/>
      <style:text-properties fo:color="#8c8c8c" loext:opacity="100%" style:font-name="var bs-font-monospace" fo:font-style="italic" fo:background-color="#ffffff" loext:padding-left="0.049cm" loext:padding-right="0cm" loext:padding-top="0.049cm" loext:padding-bottom="0.049cm" loext:border-left="0.06pt solid #000000" loext:border-right="none" loext:border-top="0.06pt solid #000000" loext:border-bottom="0.06pt solid #000000"/>
    </style:style>
    <style:style style:name="P26" style:family="paragraph" style:parent-style-name="Preformatted_20_Text">
      <style:paragraph-properties fo:margin-left="0cm" fo:margin-right="0cm" fo:margin-top="0cm" fo:margin-bottom="0cm" style:contextual-spacing="false"/>
    </style:style>
    <style:style style:name="P27" style:family="paragraph" style:parent-style-name="Preformatted_20_Text">
      <style:paragraph-properties fo:margin-left="0cm" fo:margin-right="0cm" fo:margin-top="0cm" fo:margin-bottom="0cm" style:contextual-spacing="false" fo:text-indent="0cm" style:auto-text-indent="false"/>
      <style:text-properties fo:color="#282f33" loext:opacity="100%" style:font-name="var bs-font-monospace" fo:background-color="#f8f8f8" loext:padding="0cm" loext:border="none"/>
    </style:style>
    <style:style style:name="P28" style:family="paragraph" style:parent-style-name="Preformatted_20_Text">
      <style:paragraph-properties fo:margin-left="0cm" fo:margin-right="0cm" fo:margin-top="0cm" fo:margin-bottom="0cm" style:contextual-spacing="false"/>
      <style:text-properties fo:color="#282f33" loext:opacity="100%" style:font-name="var bs-font-monospace" fo:background-color="#f8f8f8" loext:padding="0cm" loext:border="none"/>
    </style:style>
    <style:style style:name="P29" style:family="paragraph" style:parent-style-name="Preformatted_20_Text">
      <style:paragraph-properties fo:margin-left="0cm" fo:margin-right="0cm" fo:margin-top="0cm" fo:margin-bottom="0cm" style:contextual-spacing="false"/>
      <style:text-properties fo:color="#282f33" loext:opacity="100%" fo:background-color="#f8f8f8" loext:padding="0cm" loext:border="none"/>
    </style:style>
    <style:style style:name="P30" style:family="paragraph" style:parent-style-name="Preformatted_20_Text">
      <style:paragraph-properties fo:margin-left="0cm" fo:margin-right="0cm" fo:margin-top="0cm" fo:margin-bottom="0cm" style:contextual-spacing="false" fo:text-indent="0cm" style:auto-text-indent="false"/>
      <style:text-properties fo:color="#82322f"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31" style:family="paragraph" style:parent-style-name="Preformatted_20_Text">
      <style:paragraph-properties fo:margin-left="0cm" fo:margin-right="0cm" fo:margin-top="0cm" fo:margin-bottom="0cm" style:contextual-spacing="false" fo:text-indent="0cm" style:auto-text-indent="false"/>
      <style:text-properties fo:color="#82322f" loext:opacity="100%" fo:background-color="#ffffff" loext:padding-left="0.049cm" loext:padding-right="0cm" loext:padding-top="0.049cm" loext:padding-bottom="0.049cm" loext:border-left="0.06pt solid #000000" loext:border-right="none" loext:border-top="0.06pt solid #000000" loext:border-bottom="0.06pt solid #000000"/>
    </style:style>
    <style:style style:name="P32" style:family="paragraph" style:parent-style-name="Preformatted_20_Text">
      <style:paragraph-properties fo:margin-left="0cm" fo:margin-right="0cm" fo:margin-top="0cm" fo:margin-bottom="0cm" style:contextual-spacing="false" fo:text-indent="0cm" style:auto-text-indent="false"/>
      <style:text-properties fo:color="#31573a"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33" style:family="paragraph" style:parent-style-name="Preformatted_20_Text">
      <style:paragraph-properties fo:margin-left="0cm" fo:margin-right="0cm" fo:margin-top="0cm" fo:margin-bottom="0cm" style:contextual-spacing="false"/>
      <style:text-properties fo:color="#31573a" loext:opacity="100%" style:font-name="var bs-font-monospace" fo:background-color="#ffffff" loext:padding-left="0.049cm" loext:padding-right="0cm" loext:padding-top="0.049cm" loext:padding-bottom="0.049cm" loext:border-left="0.06pt solid #000000" loext:border-right="none" loext:border-top="0.06pt solid #000000" loext:border-bottom="0.06pt solid #000000"/>
    </style:style>
    <style:style style:name="P34" style:family="paragraph" style:parent-style-name="Preformatted_20_Text">
      <style:paragraph-properties fo:margin-left="0cm" fo:margin-right="0cm" fo:margin-top="0cm" fo:margin-bottom="0cm" style:contextual-spacing="false" fo:text-indent="0cm" style:auto-text-indent="false"/>
      <style:text-properties fo:color="#31573a" loext:opacity="100%" fo:background-color="#ffffff" loext:padding-left="0.049cm" loext:padding-right="0cm" loext:padding-top="0.049cm" loext:padding-bottom="0.049cm" loext:border-left="0.06pt solid #000000" loext:border-right="none" loext:border-top="0.06pt solid #000000" loext:border-bottom="0.06pt solid #000000"/>
    </style:style>
    <style:style style:name="P35" style:family="paragraph" style:parent-style-name="Preformatted_20_Text">
      <style:paragraph-properties fo:margin-left="0cm" fo:margin-right="0cm" fo:margin-top="0cm" fo:margin-bottom="0cm" style:contextual-spacing="false"/>
      <style:text-properties fo:color="#31573a" loext:opacity="100%" fo:background-color="#ffffff" loext:padding-left="0.049cm" loext:padding-right="0cm" loext:padding-top="0.049cm" loext:padding-bottom="0.049cm" loext:border-left="0.06pt solid #000000" loext:border-right="none" loext:border-top="0.06pt solid #000000" loext:border-bottom="0.06pt solid #000000"/>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paragraph-properties fo:margin-left="0cm" fo:margin-right="0cm" fo:margin-top="0cm" fo:margin-bottom="0.247cm" style:contextual-spacing="false" fo:text-indent="0cm" style:auto-text-indent="false"/>
    </style:style>
    <style:style style:name="P38" style:family="paragraph" style:parent-style-name="Text_20_body">
      <style:paragraph-properties fo:margin-left="0cm" fo:margin-right="0cm" fo:margin-top="0cm" fo:margin-bottom="0cm" style:contextual-spacing="false" fo:text-indent="0cm" style:auto-text-indent="false"/>
    </style:style>
    <style:style style:name="P39" style:family="paragraph" style:parent-style-name="Text_20_body">
      <style:paragraph-properties fo:margin-left="0cm" fo:margin-right="0cm" fo:margin-top="0cm" fo:margin-bottom="0.265cm" style:contextual-spacing="false" fo:text-indent="0cm" style:auto-text-indent="false"/>
      <style:text-properties fo:color="#925e12" loext:opacity="100%" fo:background-color="#fdebd2" loext:padding="0cm" loext:border="none"/>
    </style:style>
    <style:style style:name="P40" style:family="paragraph" style:parent-style-name="Text_20_body">
      <style:paragraph-properties fo:margin-left="0cm" fo:margin-right="0cm" fo:margin-top="0cm" fo:margin-bottom="0cm" style:contextual-spacing="false" fo:text-indent="0cm" style:auto-text-indent="false"/>
      <style:text-properties fo:color="#925e12" loext:opacity="100%" fo:background-color="#fdebd2" loext:padding="0cm" loext:border="none"/>
    </style:style>
    <style:style style:name="P41" style:family="paragraph" style:parent-style-name="Text_20_body">
      <style:paragraph-properties fo:margin-left="0cm" fo:margin-right="0cm" fo:margin-top="0cm" fo:margin-bottom="0.247cm" style:contextual-spacing="false" fo:text-indent="0cm" style:auto-text-indent="false"/>
      <style:text-properties fo:color="#925e12" loext:opacity="100%" fo:background-color="#fdebd2" loext:padding="0cm" loext:border="none"/>
    </style:style>
    <style:style style:name="P42"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style:style>
    <style:style style:name="P43" style:family="paragraph" style:parent-style-name="Text_20_body" style:list-style-name="L2">
      <style:paragraph-properties fo:margin-left="0cm" fo:margin-right="0cm" fo:margin-top="0cm" fo:margin-bottom="0cm" style:contextual-spacing="false" fo:text-align="start" style:justify-single-word="false" fo:text-indent="0cm" style:auto-text-indent="false"/>
    </style:style>
    <style:style style:name="P44" style:family="paragraph" style:parent-style-name="Text_20_body" style:list-style-name="L3">
      <style:paragraph-properties fo:margin-left="0cm" fo:margin-right="0cm" fo:margin-top="0cm" fo:margin-bottom="0cm" style:contextual-spacing="false" fo:text-align="start" style:justify-single-word="false" fo:text-indent="0cm" style:auto-text-indent="false"/>
    </style:style>
    <style:style style:name="P45" style:family="paragraph" style:parent-style-name="Text_20_body" style:list-style-name="L4">
      <style:paragraph-properties fo:margin-left="0cm" fo:margin-right="0cm" fo:margin-top="0cm" fo:margin-bottom="0cm" style:contextual-spacing="false" fo:text-align="start" style:justify-single-word="false" fo:text-indent="0cm" style:auto-text-indent="false"/>
    </style:style>
    <style:style style:name="P46" style:family="paragraph" style:parent-style-name="Text_20_body" style:list-style-name="L5">
      <style:paragraph-properties fo:margin-left="0cm" fo:margin-right="0cm" fo:margin-top="0cm" fo:margin-bottom="0cm" style:contextual-spacing="false" fo:text-align="start" style:justify-single-word="false" fo:text-indent="0cm" style:auto-text-indent="false"/>
    </style:style>
    <style:style style:name="P47" style:family="paragraph" style:parent-style-name="Text_20_body" style:list-style-name="L6">
      <style:paragraph-properties fo:margin-left="0cm" fo:margin-right="0cm" fo:margin-top="0cm" fo:margin-bottom="0cm" style:contextual-spacing="false" fo:text-align="start" style:justify-single-word="false" fo:text-indent="0cm" style:auto-text-indent="false"/>
    </style:style>
    <style:style style:name="P48" style:family="paragraph" style:parent-style-name="Text_20_body" style:list-style-name="L7">
      <style:paragraph-properties fo:margin-left="0cm" fo:margin-right="0cm" fo:margin-top="0cm" fo:margin-bottom="0cm" style:contextual-spacing="false" fo:text-align="start" style:justify-single-word="false" fo:text-indent="0cm" style:auto-text-indent="false"/>
    </style:style>
    <style:style style:name="P49" style:family="paragraph" style:parent-style-name="Text_20_body" style:list-style-name="L8">
      <style:paragraph-properties fo:margin-left="0cm" fo:margin-right="0cm" fo:margin-top="0cm" fo:margin-bottom="0cm" style:contextual-spacing="false" fo:text-align="start" style:justify-single-word="false" fo:text-indent="0cm" style:auto-text-indent="false"/>
    </style:style>
    <style:style style:name="P50" style:family="paragraph" style:parent-style-name="Text_20_body" style:list-style-name="L9">
      <style:paragraph-properties fo:margin-left="0cm" fo:margin-right="0cm" fo:margin-top="0cm" fo:margin-bottom="0cm" style:contextual-spacing="false" fo:text-align="start" style:justify-single-word="false" fo:text-indent="0cm" style:auto-text-indent="false"/>
    </style:style>
    <style:style style:name="P51" style:family="paragraph" style:parent-style-name="Text_20_body" style:list-style-name="L10">
      <style:paragraph-properties fo:margin-left="0cm" fo:margin-right="0cm" fo:margin-top="0cm" fo:margin-bottom="0cm" style:contextual-spacing="false" fo:text-align="start" style:justify-single-word="false" fo:text-indent="0cm" style:auto-text-indent="false"/>
    </style:style>
    <style:style style:name="P52" style:family="paragraph" style:parent-style-name="Text_20_body" style:list-style-name="L11">
      <style:paragraph-properties fo:margin-left="0cm" fo:margin-right="0cm" fo:margin-top="0cm" fo:margin-bottom="0cm" style:contextual-spacing="false" fo:text-align="start" style:justify-single-word="false" fo:text-indent="0cm" style:auto-text-indent="false"/>
    </style:style>
    <style:style style:name="P53" style:family="paragraph" style:parent-style-name="Text_20_body" style:list-style-name="L12">
      <style:paragraph-properties fo:margin-left="0cm" fo:margin-right="0cm" fo:margin-top="0cm" fo:margin-bottom="0cm" style:contextual-spacing="false" fo:text-align="start" style:justify-single-word="false" fo:text-indent="0cm" style:auto-text-indent="false"/>
    </style:style>
    <style:style style:name="P54" style:family="paragraph" style:parent-style-name="Text_20_body" style:list-style-name="L13">
      <style:paragraph-properties fo:margin-left="0cm" fo:margin-right="0cm" fo:margin-top="0cm" fo:margin-bottom="0cm" style:contextual-spacing="false" fo:text-align="start" style:justify-single-word="false" fo:text-indent="0cm" style:auto-text-indent="false"/>
    </style:style>
    <style:style style:name="P55" style:family="paragraph" style:parent-style-name="Text_20_body" style:list-style-name="L14">
      <style:paragraph-properties fo:margin-left="0cm" fo:margin-right="0cm" fo:margin-top="0cm" fo:margin-bottom="0cm" style:contextual-spacing="false" fo:text-align="start" style:justify-single-word="false" fo:text-indent="0cm" style:auto-text-indent="false"/>
    </style:style>
    <style:style style:name="P56" style:family="paragraph" style:parent-style-name="Text_20_body" style:list-style-name="L15">
      <style:paragraph-properties fo:margin-left="0cm" fo:margin-right="0cm" fo:margin-top="0cm" fo:margin-bottom="0cm" style:contextual-spacing="false" fo:text-align="start" style:justify-single-word="false" fo:text-indent="0cm" style:auto-text-indent="false"/>
    </style:style>
    <style:style style:name="P57" style:family="paragraph" style:parent-style-name="Text_20_body" style:list-style-name="L16">
      <style:paragraph-properties fo:margin-left="0cm" fo:margin-right="0cm" fo:margin-top="0cm" fo:margin-bottom="0cm" style:contextual-spacing="false" fo:text-align="start" style:justify-single-word="false" fo:text-indent="0cm" style:auto-text-indent="false"/>
    </style:style>
    <style:style style:name="P58" style:family="paragraph" style:parent-style-name="Text_20_body" style:list-style-name="L17">
      <style:paragraph-properties fo:margin-left="0cm" fo:margin-right="0cm" fo:margin-top="0cm" fo:margin-bottom="0cm" style:contextual-spacing="false" fo:text-align="start" style:justify-single-word="false" fo:text-indent="0cm" style:auto-text-indent="false"/>
    </style:style>
    <style:style style:name="P59" style:family="paragraph" style:parent-style-name="Text_20_body" style:list-style-name="L18">
      <style:paragraph-properties fo:margin-left="0cm" fo:margin-right="0cm" fo:margin-top="0cm" fo:margin-bottom="0cm" style:contextual-spacing="false" fo:text-align="start" style:justify-single-word="false" fo:text-indent="0cm" style:auto-text-indent="false"/>
    </style:style>
    <style:style style:name="P60" style:family="paragraph" style:parent-style-name="Text_20_body" style:list-style-name="L19">
      <style:paragraph-properties fo:margin-left="0cm" fo:margin-right="0cm" fo:margin-top="0cm" fo:margin-bottom="0cm" style:contextual-spacing="false" fo:text-align="start" style:justify-single-word="false" fo:text-indent="0cm" style:auto-text-indent="false"/>
    </style:style>
    <style:style style:name="P61" style:family="paragraph" style:parent-style-name="Text_20_body" style:list-style-name="L20">
      <style:paragraph-properties fo:margin-left="0cm" fo:margin-right="0cm" fo:margin-top="0cm" fo:margin-bottom="0cm" style:contextual-spacing="false" fo:text-align="start" style:justify-single-word="false" fo:text-indent="0cm" style:auto-text-indent="false"/>
    </style:style>
    <style:style style:name="P62" style:family="paragraph" style:parent-style-name="Text_20_body" style:list-style-name="L21">
      <style:paragraph-properties fo:margin-left="0cm" fo:margin-right="0cm" fo:margin-top="0cm" fo:margin-bottom="0cm" style:contextual-spacing="false" fo:text-align="start" style:justify-single-word="false" fo:text-indent="0cm" style:auto-text-indent="false"/>
    </style:style>
    <style:style style:name="P63" style:family="paragraph" style:parent-style-name="Text_20_body" style:list-style-name="L23">
      <style:paragraph-properties fo:margin-left="0cm" fo:margin-right="0cm" fo:margin-top="0cm" fo:margin-bottom="0cm" style:contextual-spacing="false" fo:text-align="start" style:justify-single-word="false" fo:text-indent="0cm" style:auto-text-indent="false"/>
    </style:style>
    <style:style style:name="P64" style:family="paragraph" style:parent-style-name="Text_20_body" style:list-style-name="L24">
      <style:paragraph-properties fo:margin-left="0cm" fo:margin-right="0cm" fo:margin-top="0cm" fo:margin-bottom="0cm" style:contextual-spacing="false" fo:text-align="start" style:justify-single-word="false" fo:text-indent="0cm" style:auto-text-indent="false"/>
    </style:style>
    <style:style style:name="P65" style:family="paragraph" style:parent-style-name="Text_20_body" style:list-style-name="L25">
      <style:paragraph-properties fo:margin-left="0cm" fo:margin-right="0cm" fo:margin-top="0cm" fo:margin-bottom="0cm" style:contextual-spacing="false" fo:text-align="start" style:justify-single-word="false" fo:text-indent="0cm" style:auto-text-indent="false"/>
    </style:style>
    <style:style style:name="P66" style:family="paragraph" style:parent-style-name="Text_20_body" style:list-style-name="L26">
      <style:paragraph-properties fo:margin-left="0cm" fo:margin-right="0cm" fo:margin-top="0cm" fo:margin-bottom="0cm" style:contextual-spacing="false" fo:text-align="start" style:justify-single-word="false" fo:text-indent="0cm" style:auto-text-indent="false"/>
    </style:style>
    <style:style style:name="P67" style:family="paragraph" style:parent-style-name="Text_20_body" style:list-style-name="L28">
      <style:paragraph-properties fo:margin-left="0cm" fo:margin-right="0cm" fo:margin-top="0cm" fo:margin-bottom="0cm" style:contextual-spacing="false" fo:text-align="start" style:justify-single-word="false" fo:text-indent="0cm" style:auto-text-indent="false"/>
    </style:style>
    <style:style style:name="P68" style:family="paragraph" style:parent-style-name="Text_20_body">
      <style:paragraph-properties fo:margin-left="0cm" fo:margin-right="0cm" fo:margin-top="0cm" fo:margin-bottom="0.265cm" style:contextual-spacing="false" fo:text-indent="0cm" style:auto-text-indent="false"/>
      <style:text-properties fo:color="#014c4f" loext:opacity="100%" fo:background-color="#cce5e6" loext:padding="0cm" loext:border="none"/>
    </style:style>
    <style:style style:name="P69"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70" style:family="paragraph" style:parent-style-name="Text_20_body">
      <style:paragraph-properties fo:margin-left="0cm" fo:margin-right="0cm" fo:text-indent="0cm" style:auto-text-indent="false"/>
      <style:text-properties fo:color="#181c1f" loext:opacity="100%" fo:background-color="#f2f2f2" loext:padding="0cm" loext:border="none"/>
    </style:style>
    <style:style style:name="P71" style:family="paragraph" style:parent-style-name="Text_20_body">
      <style:paragraph-properties fo:margin-left="0cm" fo:margin-right="0cm" fo:margin-top="0cm" fo:margin-bottom="0.265cm" style:contextual-spacing="false" fo:text-indent="0cm" style:auto-text-indent="false"/>
      <style:text-properties fo:color="#31573a" loext:opacity="100%" fo:background-color="#f8f8f8" loext:padding="0cm" loext:border="none"/>
    </style:style>
    <style:style style:name="P72" style:family="paragraph" style:parent-style-name="Text_20_body">
      <style:paragraph-properties fo:margin-left="0cm" fo:margin-right="0cm" fo:margin-top="0cm" fo:margin-bottom="0cm" style:contextual-spacing="false" fo:text-indent="0cm" style:auto-text-indent="false"/>
      <style:text-properties fo:color="#31573a" loext:opacity="100%" fo:background-color="#dce9df" loext:padding="0cm" loext:border="none"/>
    </style:style>
    <style:style style:name="P73" style:family="paragraph" style:parent-style-name="Text_20_body">
      <style:paragraph-properties fo:margin-left="0cm" fo:margin-right="0cm" fo:margin-top="0cm" fo:margin-bottom="0.265cm" style:contextual-spacing="false" fo:text-indent="0cm" style:auto-text-indent="false"/>
      <style:text-properties fo:color="#31573a" loext:opacity="100%" fo:background-color="#dce9df" loext:padding="0cm" loext:border="none"/>
    </style:style>
    <style:style style:name="P74" style:family="paragraph" style:parent-style-name="Text_20_body">
      <style:paragraph-properties fo:margin-left="0cm" fo:margin-right="0cm" fo:margin-top="0cm" fo:margin-bottom="0.247cm" style:contextual-spacing="false" fo:text-indent="0cm" style:auto-text-indent="false"/>
      <style:text-properties fo:color="#82322f" loext:opacity="100%" fo:background-color="#f7dddc" loext:padding="0cm" loext:border="none"/>
    </style:style>
    <style:style style:name="P75" style:family="paragraph" style:parent-style-name="Text_20_body">
      <style:paragraph-properties fo:margin-left="0cm" fo:margin-right="0cm" fo:margin-top="0cm" fo:margin-bottom="0.265cm" style:contextual-spacing="false" fo:text-indent="0cm" style:auto-text-indent="false"/>
      <style:text-properties fo:color="#442d3e" loext:opacity="100%" fo:background-color="#e3dbe1" loext:padding="0cm" loext:border="none"/>
    </style:style>
    <style:style style:name="T1" style:family="text">
      <style:text-properties fo:font-weight="bold"/>
    </style:style>
    <style:style style:name="T2" style:family="text">
      <style:text-properties style:text-line-through-style="none" style:text-line-through-type="none" style:text-underline-style="none" style:text-blinking="false"/>
    </style:style>
    <style:style style:name="T3" style:family="text">
      <style:text-properties fo:color="#925e12" loext:opacity="100%" fo:font-weight="bold" fo:background-color="#fdebd2" loext:char-shading-value="0" loext:padding="0cm" loext:border="none"/>
    </style:style>
    <style:style style:name="T4" style:family="text">
      <style:text-properties fo:color="#925e12" loext:opacity="100%" style:text-line-through-style="none" style:text-line-through-type="none" style:text-underline-style="none" style:text-blinking="false" fo:background-color="#fdebd2" loext:char-shading-value="0" loext:padding="0cm" loext:border="none"/>
    </style:style>
    <style:style style:name="T5" style:family="text">
      <style:text-properties fo:color="#925e12" loext:opacity="100%" fo:background-color="#fdebd2" loext:char-shading-value="0" loext:padding="0cm" loext:border="none"/>
    </style:style>
    <style:style style:name="T6" style:family="text">
      <style:text-properties fo:color="#925e12" loext:opacity="100%" style:font-name="Consolas" fo:background-color="#ffffff" loext:char-shading-value="0" loext:padding="0.049cm" loext:border="0.06pt solid #000000"/>
    </style:style>
    <style:style style:name="T7" style:family="text">
      <style:text-properties loext:padding="0cm" loext:border="none"/>
    </style:style>
    <style:style style:name="T8" style:family="text">
      <style:text-properties style:font-name="Consolas" fo:background-color="#f2f2f2" loext:char-shading-value="0" loext:padding="0cm" loext:border="none"/>
    </style:style>
    <style:style style:name="T9" style:family="text">
      <style:text-properties style:font-name="Consolas" fo:font-weight="bold" fo:background-color="#f2f2f2" loext:char-shading-value="0" loext:padding="0cm" loext:border="none"/>
    </style:style>
    <style:style style:name="T10" style:family="text">
      <style:text-properties fo:color="#476d7d" loext:opacity="100%" style:font-name="var bs-font-sans-serif" fo:font-style="italic" fo:font-weight="bold" fo:background-color="#e4f0f6" loext:char-shading-value="0" loext:padding="0cm" loext:border="none"/>
    </style:style>
    <style:style style:name="T11" style:family="text">
      <style:text-properties style:font-name="var bs-font-sans-serif" fo:font-size="12pt" fo:font-style="italic" fo:font-weight="bold" fo:background-color="#ffffff" loext:char-shading-value="0" loext:padding="0.049cm" loext:border="0.06pt solid #000000"/>
    </style:style>
    <style:style style:name="T12" style:family="text">
      <style:text-properties fo:font-style="italic" fo:font-weight="bold"/>
    </style:style>
    <style:style style:name="T13" style:family="text">
      <style:text-properties fo:color="#014c4f" loext:opacity="100%" style:font-name="Consolas" fo:background-color="#ffffff" loext:char-shading-value="0" loext:padding="0.049cm" loext:border="0.06pt solid #000000"/>
    </style:style>
    <style:style style:name="T14" style:family="text">
      <style:text-properties fo:color="#014c4f" loext:opacity="100%" fo:background-color="#cce5e6" loext:char-shading-value="0" loext:padding="0cm" loext:border="none"/>
    </style:style>
    <style:style style:name="T15" style:family="text">
      <style:text-properties fo:color="#008000" loext:opacity="100%" fo:font-weight="bold"/>
    </style:style>
    <style:style style:name="T16" style:family="text">
      <style:text-properties fo:color="#008000" loext:opacity="100%" style:font-name="var bs-font-monospace" fo:font-weight="bold"/>
    </style:style>
    <style:style style:name="T17" style:family="text">
      <style:text-properties fo:color="#2c2cff" loext:opacity="100%"/>
    </style:style>
    <style:style style:name="T18" style:family="text">
      <style:text-properties fo:color="#2c2cff" loext:opacity="100%" style:font-name="var bs-font-monospace"/>
    </style:style>
    <style:style style:name="T19" style:family="text">
      <style:text-properties fo:color="#2c2cff" loext:opacity="100%" style:font-name="var bs-font-monospace" fo:font-weight="bold"/>
    </style:style>
    <style:style style:name="T20" style:family="text">
      <style:text-properties fo:color="#2c2cff" loext:opacity="100%" fo:font-weight="bold"/>
    </style:style>
    <style:style style:name="T21" style:family="text">
      <style:text-properties fo:color="#800080" loext:opacity="100%"/>
    </style:style>
    <style:style style:name="T22" style:family="text">
      <style:text-properties fo:color="#800080" loext:opacity="100%" style:font-name="var bs-font-monospace"/>
    </style:style>
    <style:style style:name="T23" style:family="text">
      <style:text-properties style:font-name="var bs-font-monospace"/>
    </style:style>
    <style:style style:name="T24" style:family="text">
      <style:text-properties style:font-name="var bs-font-monospace" fo:font-style="italic" fo:font-weight="bold"/>
    </style:style>
    <style:style style:name="T25" style:family="text">
      <style:text-properties fo:color="#0000ff" loext:opacity="100%" fo:font-weight="bold"/>
    </style:style>
    <style:style style:name="T26" style:family="text">
      <style:text-properties fo:color="#0000ff" loext:opacity="100%" style:font-name="var bs-font-monospace" fo:font-weight="bold"/>
    </style:style>
    <style:style style:name="T27" style:family="text">
      <style:text-properties fo:color="#8c8c8c" loext:opacity="100%" fo:font-style="italic"/>
    </style:style>
    <style:style style:name="T28" style:family="text">
      <style:text-properties fo:color="#8c8c8c" loext:opacity="100%" style:font-name="var bs-font-monospace" fo:font-style="italic"/>
    </style:style>
    <style:style style:name="T29" style:family="text">
      <style:text-properties fo:color="#a61717" loext:opacity="100%" style:font-name="var bs-font-monospace" fo:background-color="#e3d2d2" loext:char-shading-value="0"/>
    </style:style>
    <style:style style:name="T30" style:family="text">
      <style:text-properties fo:color="#714b67" loext:opacity="100%" style:text-line-through-style="none" style:text-line-through-type="none" style:text-underline-style="none" style:text-blinking="false" fo:background-color="#e3dbe1" loext:char-shading-value="0" loext:padding="0cm" loext:border="none"/>
    </style:style>
    <style:style style:name="T31" style:family="text">
      <style:text-properties fo:color="#31573a" loext:opacity="100%" style:font-name="var bs-font-sans-serif" fo:font-size="12pt" fo:font-style="italic" fo:font-weight="bold" fo:background-color="#ffffff" loext:char-shading-value="0" loext:padding="0.049cm" loext:border="0.06pt solid #000000"/>
    </style:style>
    <style:style style:name="T32" style:family="text">
      <style:text-properties fo:color="#31573a" loext:opacity="100%" fo:background-color="#dce9df" loext:char-shading-value="0" loext:padding="0cm" loext:border="none"/>
    </style:style>
    <style:style style:name="Sect1" style:family="section">
      <style:section-properties fo:background-color="#ffffff" fo:margin-left="0cm" fo:margin-right="0cm"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ding guidelines</text:h>
      <text:h text:style-name="P1" text:outline-level="1">Руководство по кодированию</text:h>
      <text:p text:style-name="P37">На этой странице представлены Руководства по кодированию Odoo. Они направлены на улучшение качества кода приложений Odoo. Действительно, правильный код улучшает читаемость, облегчает обслуживание, помогает отладке, снижает сложность и повышает надежность. Эти руководства следует применять к каждому новому модулю и ко всем новым разработкам.</text:p>
      <text:p text:style-name="P39"> <text:span text:style-name="T1">Предупреждение</text:span></text:p>
      <text:p text:style-name="P38"><text:span text:style-name="T5">При изменении существующих файлов в </text:span><text:span text:style-name="Strong_20_Emphasis"><text:span text:style-name="T3">стабильной версии</text:span></text:span><text:span text:style-name="T5"> исходный стиль файла строго заменяет любые другие руководящие принципы стиля. Другими словами, пожалуйста, никогда не изменяйте существующие файлы, чтобы применить эти руководящие принципы. Это позволяет избежать нарушения истории изменений строк кода. Разница должна быть минимальной. Для получения более подробной информации см. наше </text:span><text:a xlink:type="simple" xlink:href="https://odoo.com/submit-pr" office:target-frame-name="_blank" xlink:show="new" text:style-name="Internet_20_link" text:visited-style-name="Visited_20_Internet_20_Link"><text:span text:style-name="T4">руководство по запросу на извлечение</text:span></text:a><text:span text:style-name="T5"> .</text:span></text:p>
      <text:p text:style-name="P39"> <text:span text:style-name="T1">Предупреждение</text:span></text:p>
      <text:p text:style-name="P38"><text:span text:style-name="T5">При изменении существующих файлов в </text:span><text:span text:style-name="Strong_20_Emphasis"><text:span text:style-name="T3">основной (разрабатываемой) версии</text:span></text:span><text:span text:style-name="T5"> применяйте эти рекомендации к существующему коду только для измененного кода или если большая часть файла находится в стадии пересмотра. Другими словами, изменяйте структуру существующих файлов только в том случае, если она подвергается серьезным изменениям. В этом случае сначала выполните </text:span><text:span text:style-name="Strong_20_Emphasis"><text:span text:style-name="T3">move</text:span></text:span><text:span text:style-name="T5"> commit, а затем примените изменения, связанные с функцией.</text:span></text:p>
      <text:h text:style-name="P3" text:outline-level="2">Структура модуля</text:h>
      <text:h text:style-name="P4" text:outline-level="3">Каталоги</text:h>
      <text:p text:style-name="P37">Модуль организован в важные каталоги. Они содержат бизнес-логику; просмотр их должен помочь вам понять цель модуля.</text:p>
      <text:list text:style-name="L1">
        <text:list-item>
          <text:p text:style-name="P42"><text:span text:style-name="Emphasis">data/</text:span> : демо и данные xml</text:p>
        </text:list-item>
        <text:list-item>
          <text:p text:style-name="P42"><text:span text:style-name="Emphasis">models/</text:span> : определение моделей</text:p>
        </text:list-item>
        <text:list-item>
          <text:p text:style-name="P42"><text:span text:style-name="Emphasis">controllers/</text:span> : содержит контроллеры (HTTP-маршруты)</text:p>
        </text:list-item>
        <text:list-item>
          <text:p text:style-name="P42"><text:span text:style-name="Emphasis">views/</text:span> : содержит представления и шаблоны</text:p>
        </text:list-item>
        <text:list-item>
          <text:p text:style-name="P42"><text:span text:style-name="Emphasis">static/</text:span> : содержит веб-ресурсы, разделенные на <text:span text:style-name="Emphasis">css/, js/, img/, lib/, …</text:span></text:p>
        </text:list-item>
      </text:list>
      <text:p text:style-name="P37">Другие необязательные каталоги составляют модуль.</text:p>
      <text:list text:style-name="L2">
        <text:list-item>
          <text:p text:style-name="P43"><text:span text:style-name="Emphasis">wizard/</text:span> : перегруппировывает переходные модели ( <text:span text:style-name="Source_20_Text"><text:span text:style-name="T8">models.TransientModel</text:span></text:span>) и их представления</text:p>
        </text:list-item>
        <text:list-item>
          <text:p text:style-name="P43"><text:span text:style-name="Emphasis">report/</text:span> : содержит печатные отчеты и модели на основе представлений SQL. Объекты Python и представления XML включены в этот каталог</text:p>
        </text:list-item>
        <text:list-item>
          <text:p text:style-name="P43"><text:span text:style-name="Emphasis">tests/</text:span> : содержит тесты Python</text:p>
        </text:list-item>
      </text:list>
      <text:h text:style-name="P4" text:outline-level="3"><text:soft-page-break/>Именование файлов</text:h>
      <text:p text:style-name="P37">Именование файлов важно для быстрого поиска информации во всех дополнениях odoo. В этом разделе объясняется, как именовать файлы в стандартном модуле odoo. В качестве примера мы используем приложение <text:a xlink:type="simple" xlink:href="https://github.com/tivisse/odoodays-2018/tree/master/plant_nursery" office:target-frame-name="_blank" xlink:show="new" text:style-name="Internet_20_link" text:visited-style-name="Visited_20_Internet_20_Link"><text:span text:style-name="T2">питомника растений</text:span></text:a> . Оно содержит две основные модели <text:span text:style-name="Emphasis">plant.nursery</text:span> и <text:span text:style-name="Emphasis">plant.order</text:span> .</text:p>
      <text:p text:style-name="P37">Что касается <text:span text:style-name="Emphasis">моделей</text:span> , разделите бизнес-логику на наборы моделей, принадлежащих к одной и той же основной модели. Каждый набор находится в заданном файле, названном на основе его основной модели. Если есть только одна модель, ее имя совпадает с именем модуля. Каждая унаследованная модель должна находиться в своем собственном файле, чтобы помочь понять затронутые модели.</text:p>
      <text:p text:style-name="P19">addons/plant_nursery/</text:p>
      <text:p text:style-name="P20">|-- models/</text:p>
      <text:p text:style-name="P20">| <text:s text:c="2"/>|-- plant_nursery.py (first main model)</text:p>
      <text:p text:style-name="P20">| <text:s text:c="2"/>|-- plant_order.py (another main model)</text:p>
      <text:p text:style-name="P20">| <text:s text:c="2"/>|-- res_partner.py (inherited Odoo model)</text:p>
      <text:p text:style-name="P37">Что касается <text:span text:style-name="Emphasis">безопасности</text:span> , следует использовать три основных файла:</text:p>
      <text:list text:style-name="L3">
        <text:list-item>
          <text:p text:style-name="P44">Первый — это определение прав доступа, выполненное в <text:span text:style-name="Source_20_Text"><text:span text:style-name="T10">ir.model.access.csv</text:span></text:span>файле.</text:p>
        </text:list-item>
        <text:list-item>
          <text:p text:style-name="P44">Группы пользователей определены в <text:span text:style-name="Source_20_Text"><text:span text:style-name="T10">&lt;module&gt;_groups.xml</text:span></text:span>.</text:p>
        </text:list-item>
        <text:list-item>
          <text:p text:style-name="P44">Правила записи определены в <text:span text:style-name="Source_20_Text"><text:span text:style-name="T10">&lt;model&gt;_security.xml</text:span></text:span>.</text:p>
        </text:list-item>
      </text:list>
      <text:p text:style-name="P19">addons/plant_nursery/</text:p>
      <text:p text:style-name="P20">|-- security/</text:p>
      <text:p text:style-name="P20">| <text:s text:c="2"/>|-- ir.model.access.csv</text:p>
      <text:p text:style-name="P20">| <text:s text:c="2"/>|-- plant_nursery_groups.xml</text:p>
      <text:p text:style-name="P20">| <text:s text:c="2"/>|-- plant_nursery_security.xml</text:p>
      <text:p text:style-name="P20">| <text:s text:c="2"/>|-- plant_order_security.xml</text:p>
      <text:p text:style-name="P37">Что касается <text:span text:style-name="Emphasis">представлений</text:span> , представления бэкенда должны быть разделены как модели и дополнены суффиксом <text:span text:style-name="Source_20_Text"><text:span text:style-name="T8">_views.xml</text:span></text:span>. Представления бэкенда — это списки, формы, канбаны, активности, графики, сводные таблицы, .. представления. Для упрощения разделения по моделям в представлениях главные меню, не связанные с конкретными действиями, могут быть извлечены в дополнительный <text:span text:style-name="Source_20_Text"><text:span text:style-name="T8">&lt;module&gt;_menus.xml</text:span></text:span>файл. Шаблоны (страницы QWeb, используемые в основном для отображения портала/сайта) помещаются в отдельные файлы с именами <text:span text:style-name="Source_20_Text"><text:span text:style-name="T8">&lt;model&gt;_templates.xml</text:span></text:span>.</text:p>
      <text:p text:style-name="P19">addons/plant_nursery/</text:p>
      <text:p text:style-name="P20">|-- views/</text:p>
      <text:p text:style-name="P20">| <text:s text:c="2"/>| -- plant_nursery_menus.xml (optional definition of main menus)</text:p>
      <text:p text:style-name="P20">| <text:s text:c="2"/>| -- plant_nursery_views.xml (backend views)</text:p>
      <text:p text:style-name="P20">| <text:s text:c="2"/>| -- plant_nursery_templates.xml (portal templates)</text:p>
      <text:p text:style-name="P20">| <text:s text:c="2"/>| -- plant_order_views.xml</text:p>
      <text:p text:style-name="P20">| <text:s text:c="2"/>| -- plant_order_templates.xml</text:p>
      <text:p text:style-name="P20">| <text:s text:c="2"/>| -- res_partner_views.xml</text:p>
      <text:p text:style-name="P37">Что касается <text:span text:style-name="Emphasis">данных</text:span> , разделите их по назначению (demo или data) и основной модели. Имена файлов будут именем main_model с суффиксом <text:span text:style-name="Source_20_Text"><text:span text:style-name="T8">_demo.xml</text:span></text:span>или <text:span text:style-name="Source_20_Text"><text:span text:style-name="T8">_data.xml</text:span></text:span>. Например, для приложения, имеющего demo и data для своей основной модели, а также подтипы, действия и шаблоны почты, все связанные с модулем почты:</text:p>
      <text:p text:style-name="P19">addons/plant_nursery/</text:p>
      <text:p text:style-name="P20">|-- data/</text:p>
      <text:p text:style-name="P20">| <text:s text:c="2"/>|-- plant_nursery_data.xml</text:p>
      <text:p text:style-name="P20">| <text:s text:c="2"/>|-- plant_nursery_demo.xml</text:p>
      <text:p text:style-name="P20"><text:soft-page-break/>| <text:s text:c="2"/>|-- mail_data.xml</text:p>
      <text:p text:style-name="P37">Что касается <text:span text:style-name="Emphasis">контроллеров</text:span> , то обычно все контроллеры принадлежат одному контроллеру, содержащемуся в файле с именем <text:span text:style-name="Source_20_Text"><text:span text:style-name="T8">&lt;module_name&gt;.py</text:span></text:span>. Старое соглашение в Odoo заключается в том, чтобы называть этот файл, <text:span text:style-name="Source_20_Text"><text:span text:style-name="T8">main.py </text:span></text:span>но оно считается устаревшим. Если вам нужно унаследовать существующий контроллер из другого модуля, сделайте это в <text:span text:style-name="Source_20_Text"><text:span text:style-name="T8">&lt;inherited_module_name&gt;.py</text:span></text:span>. Например, добавление контроллера портала в приложение выполняется в <text:span text:style-name="Source_20_Text"><text:span text:style-name="T8">portal.py</text:span></text:span>.</text:p>
      <text:p text:style-name="P19">addons/plant_nursery/</text:p>
      <text:p text:style-name="P20">|-- controllers/</text:p>
      <text:p text:style-name="P20">| <text:s text:c="2"/>|-- plant_nursery.py</text:p>
      <text:p text:style-name="P20">| <text:s text:c="2"/>|-- portal.py (inheriting portal/controllers/portal.py)</text:p>
      <text:p text:style-name="P20">| <text:s text:c="2"/>|-- main.py (deprecated, replaced by plant_nursery.py)</text:p>
      <text:p text:style-name="P37">Что касается <text:span text:style-name="Emphasis">статических файлов</text:span> , файлы Javascript следуют глобально той же логике, что и модели Python. Каждый компонент должен находиться в своем собственном файле с осмысленным именем. Например, виджеты действий находятся в <text:span text:style-name="Source_20_Text"><text:span text:style-name="T8">activity.js </text:span></text:span>модуле mail. Подкаталоги также могут быть созданы для структурирования «пакета» (см. веб-модуль для получения более подробной информации). Та же логика должна применяться для шаблонов виджетов JS (статические XML-файлы) и для их стилей (файлы scss). Не связывайте данные (изображение, библиотеки) за пределами Odoo: не используйте URL-адрес изображения, а вместо этого копируйте его в кодовую базу.</text:p>
      <text:p text:style-name="P37">Что касается <text:span text:style-name="Emphasis">wizards</text:span> , соглашение об именовании такое же, как и для моделей python: <text:span text:style-name="Source_20_Text"><text:span text:style-name="T8">&lt;transient&gt;.py </text:span></text:span>и  <text:span text:style-name="Source_20_Text"><text:span text:style-name="T8">&lt;transient&gt;_views.xml</text:span></text:span>. Оба помещаются в каталог wizard. Это наименование пришло из старых приложений odoo, которые использовали ключевое слово wizard для временных моделей.</text:p>
      <text:p text:style-name="P19">addons/plant_nursery/</text:p>
      <text:p text:style-name="P20">|-- wizard/</text:p>
      <text:p text:style-name="P20">| <text:s text:c="2"/>|-- make_plant_order.py</text:p>
      <text:p text:style-name="P20">| <text:s text:c="2"/>|-- make_plant_order_views.xml</text:p>
      <text:p text:style-name="P37">Что касается <text:span text:style-name="Emphasis">статистических отчетов</text:span> , созданных с помощью представлений Python/SQL и классических представлений, то именование следующее:</text:p>
      <text:p text:style-name="P19">addons/plant_nursery/</text:p>
      <text:p text:style-name="P20">|-- report/</text:p>
      <text:p text:style-name="P20">| <text:s text:c="2"/>|-- plant_order_report.py</text:p>
      <text:p text:style-name="P20">| <text:s text:c="2"/>|-- plant_order_report_views.xml</text:p>
      <text:p text:style-name="P37">Что касается <text:span text:style-name="Emphasis">печатных отчетов</text:span> , которые в основном содержат подготовку данных и именование шаблонов Qweb, то здесь есть следующее:</text:p>
      <text:p text:style-name="P19">addons/plant_nursery/</text:p>
      <text:p text:style-name="P20">|-- report/</text:p>
      <text:p text:style-name="P20">| <text:s text:c="2"/>|-- plant_order_reports.xml (report actions, paperformat, ...)</text:p>
      <text:p text:style-name="P20">| <text:s text:c="2"/>|-- plant_order_templates.xml (xml report templates)</text:p>
      <text:p text:style-name="P37">Таким образом, полное дерево нашего модуля Odoo выглядит следующим образом:</text:p>
      <text:p text:style-name="P19">addons/plant_nursery/</text:p>
      <text:p text:style-name="P20">|-- __init__.py</text:p>
      <text:p text:style-name="P20">|-- __manifest__.py</text:p>
      <text:p text:style-name="P20">|-- controllers/</text:p>
      <text:p text:style-name="P20">| <text:s text:c="2"/>|-- __init__.py</text:p>
      <text:p text:style-name="P20">| <text:s text:c="2"/>|-- plant_nursery.py</text:p>
      <text:p text:style-name="P20">| <text:s text:c="2"/>|-- portal.py</text:p>
      <text:p text:style-name="P20">|-- data/</text:p>
      <text:p text:style-name="P20">| <text:s text:c="2"/>|-- plant_nursery_data.xml</text:p>
      <text:p text:style-name="P20"><text:soft-page-break/>| <text:s text:c="2"/>|-- plant_nursery_demo.xml</text:p>
      <text:p text:style-name="P20">| <text:s text:c="2"/>|-- mail_data.xml</text:p>
      <text:p text:style-name="P20">|-- models/</text:p>
      <text:p text:style-name="P20">| <text:s text:c="2"/>|-- __init__.py</text:p>
      <text:p text:style-name="P20">| <text:s text:c="2"/>|-- plant_nursery.py</text:p>
      <text:p text:style-name="P20">| <text:s text:c="2"/>|-- plant_order.py</text:p>
      <text:p text:style-name="P20">| <text:s text:c="2"/>|-- res_partner.py</text:p>
      <text:p text:style-name="P20">|-- report/</text:p>
      <text:p text:style-name="P20">| <text:s text:c="2"/>|-- __init__.py</text:p>
      <text:p text:style-name="P20">| <text:s text:c="2"/>|-- plant_order_report.py</text:p>
      <text:p text:style-name="P20">| <text:s text:c="2"/>|-- plant_order_report_views.xml</text:p>
      <text:p text:style-name="P20">| <text:s text:c="2"/>|-- plant_order_reports.xml (report actions, paperformat, ...)</text:p>
      <text:p text:style-name="P20">| <text:s text:c="2"/>|-- plant_order_templates.xml (xml report templates)</text:p>
      <text:p text:style-name="P20">|-- security/</text:p>
      <text:p text:style-name="P20">| <text:s text:c="2"/>|-- ir.model.access.csv</text:p>
      <text:p text:style-name="P20">| <text:s text:c="2"/>|-- plant_nursery_groups.xml</text:p>
      <text:p text:style-name="P20">| <text:s text:c="2"/>|-- plant_nursery_security.xml</text:p>
      <text:p text:style-name="P20">| <text:s text:c="2"/>|-- plant_order_security.xml</text:p>
      <text:p text:style-name="P20">|-- static/</text:p>
      <text:p text:style-name="P20">| <text:s text:c="2"/>|-- img/</text:p>
      <text:p text:style-name="P20">| <text:s text:c="2"/>| <text:s text:c="2"/>|-- my_little_kitten.png</text:p>
      <text:p text:style-name="P20">| <text:s text:c="2"/>| <text:s text:c="2"/>|-- troll.jpg</text:p>
      <text:p text:style-name="P20">| <text:s text:c="2"/>|-- lib/</text:p>
      <text:p text:style-name="P20">| <text:s text:c="2"/>| <text:s text:c="2"/>|-- external_lib/</text:p>
      <text:p text:style-name="P20">| <text:s text:c="2"/>|-- src/</text:p>
      <text:p text:style-name="P20">| <text:s text:c="2"/>| <text:s text:c="2"/>|-- js/</text:p>
      <text:p text:style-name="P20">| <text:s text:c="2"/>| <text:s text:c="2"/>| <text:s text:c="2"/>|-- widget_a.js</text:p>
      <text:p text:style-name="P20">| <text:s text:c="2"/>| <text:s text:c="2"/>| <text:s text:c="2"/>|-- widget_b.js</text:p>
      <text:p text:style-name="P20">| <text:s text:c="2"/>| <text:s text:c="2"/>|-- scss/</text:p>
      <text:p text:style-name="P20">| <text:s text:c="2"/>| <text:s text:c="2"/>| <text:s text:c="2"/>|-- widget_a.scss</text:p>
      <text:p text:style-name="P20">| <text:s text:c="2"/>| <text:s text:c="2"/>| <text:s text:c="2"/>|-- widget_b.scss</text:p>
      <text:p text:style-name="P20">| <text:s text:c="2"/>| <text:s text:c="2"/>|-- xml/</text:p>
      <text:p text:style-name="P20">| <text:s text:c="2"/>| <text:s text:c="2"/>| <text:s text:c="2"/>|-- widget_a.xml</text:p>
      <text:p text:style-name="P20">| <text:s text:c="2"/>| <text:s text:c="2"/>| <text:s text:c="2"/>|-- widget_a.xml</text:p>
      <text:p text:style-name="P20">|-- views/</text:p>
      <text:p text:style-name="P20">| <text:s text:c="2"/>|-- plant_nursery_menus.xml</text:p>
      <text:p text:style-name="P20">| <text:s text:c="2"/>|-- plant_nursery_views.xml</text:p>
      <text:p text:style-name="P20">| <text:s text:c="2"/>|-- plant_nursery_templates.xml</text:p>
      <text:p text:style-name="P20">| <text:s text:c="2"/>|-- plant_order_views.xml</text:p>
      <text:p text:style-name="P20">| <text:s text:c="2"/>|-- plant_order_templates.xml</text:p>
      <text:p text:style-name="P20">| <text:s text:c="2"/>|-- res_partner_views.xml</text:p>
      <text:p text:style-name="P20">|-- wizard/</text:p>
      <text:p text:style-name="P20">| <text:s text:c="2"/>|--make_plant_order.py</text:p>
      <text:p text:style-name="P20">| <text:s text:c="2"/>|--make_plant_order_views.xml</text:p>
      <text:p text:style-name="P68"> <text:span text:style-name="T1">Примечание</text:span></text:p>
      <text:p text:style-name="P38"><text:span text:style-name="T14">Имена файлов должны содержать только </text:span><text:span text:style-name="Source_20_Text"><text:span text:style-name="T13">[a-z0-9_]</text:span></text:span><text:span text:style-name="T14">строчные буквы, цифры и </text:span><text:span text:style-name="Source_20_Text"><text:span text:style-name="T13">_</text:span></text:span><text:span text:style-name="T14">.</text:span></text:p>
      <text:p text:style-name="P39"> <text:span text:style-name="T1">Предупреждение</text:span></text:p>
      <text:p text:style-name="P40">Используйте правильные права доступа к файлам: папка 755 и файл 644.</text:p>
      <text:h text:style-name="P3" text:outline-level="2"><text:bookmark text:name="contributing-development-xml-guidelines"/>XML-файлы</text:h>
      <text:h text:style-name="P4" text:outline-level="3">Формат</text:h>
      <text:p text:style-name="P37">Для объявления записи в XML рекомендуется использовать следующую нотацию <text:span text:style-name="Strong_20_Emphasis"><text:span text:style-name="T1">записи</text:span></text:span> (с использованием <text:span text:style-name="Emphasis">&lt;record&gt; ):</text:span></text:p>
      <text:list text:style-name="L4">
        <text:list-item>
          <text:p text:style-name="P45">Поместите <text:span text:style-name="Source_20_Text"><text:span text:style-name="T8">id</text:span></text:span>атрибут перед<text:span text:style-name="Source_20_Text"><text:span text:style-name="T8">model</text:span></text:span></text:p>
        </text:list-item>
        <text:list-item>
          <text:p text:style-name="P45"><text:soft-page-break/>Для объявления поля <text:span text:style-name="Source_20_Text"><text:span text:style-name="T8">name</text:span></text:span>первым идет атрибут. Затем поместите <text:span text:style-name="Emphasis">значение</text:span> либо в <text:span text:style-name="Source_20_Text"><text:span text:style-name="T8">field</text:span></text:span>тег, либо в <text:span text:style-name="Source_20_Text"><text:span text:style-name="T8">eval</text:span></text:span> атрибут, и, наконец, другие атрибуты (виджет, опции, …), упорядоченные по важности.</text:p>
        </text:list-item>
        <text:list-item>
          <text:p text:style-name="P45">Попробуйте сгруппировать запись по модели. В случае зависимостей между действием/меню/представлениями эта конвенция может быть неприменима.</text:p>
        </text:list-item>
        <text:list-item>
          <text:p text:style-name="P45">Используйте соглашение об именовании, определенное в следующем пункте.</text:p>
        </text:list-item>
        <text:list-item>
          <text:p text:style-name="P45">Тег <text:span text:style-name="Emphasis">&lt;data&gt;</text:span> используется только для установки необновляемых данных с <text:span text:style-name="Source_20_Text"><text:span text:style-name="T8">noupdate=1</text:span></text:span>. Если в файле есть только необновляемые данные, то <text:span text:style-name="Source_20_Text"><text:span text:style-name="T8">noupdate=1</text:span></text:span>можно установить на <text:span text:style-name="Source_20_Text"><text:span text:style-name="T8">&lt;odoo&gt;</text:span></text:span>теге и не устанавливать <text:span text:style-name="Source_20_Text"><text:span text:style-name="T8">&lt;data&gt;</text:span></text:span>тег.</text:p>
        </text:list-item>
      </text:list>
      <text:p text:style-name="P19"><text:span text:style-name="T15">&lt;record</text:span> <text:span text:style-name="T17">id=</text:span><text:span text:style-name="T21">"view_id"</text:span> <text:span text:style-name="T17">model=</text:span><text:span text:style-name="T21">"ir.ui.view"</text:span><text:span text:style-name="T15">&gt;</text:span></text:p>
      <text:p text:style-name="P21"><text:s text:c="4"/><text:span text:style-name="T16">&lt;field</text:span><text:span text:style-name="T23"> </text:span><text:span text:style-name="T18">name=</text:span><text:span text:style-name="T22">"name"</text:span><text:span text:style-name="T16">&gt;</text:span><text:span text:style-name="T23">view.name</text:span><text:span text:style-name="T16">&lt;/field&gt;</text:span></text:p>
      <text:p text:style-name="P21"><text:s text:c="4"/><text:span text:style-name="T16">&lt;field</text:span><text:span text:style-name="T23"> </text:span><text:span text:style-name="T18">name=</text:span><text:span text:style-name="T22">"model"</text:span><text:span text:style-name="T16">&gt;</text:span><text:span text:style-name="T23">object_name</text:span><text:span text:style-name="T16">&lt;/field&gt;</text:span></text:p>
      <text:p text:style-name="P21"><text:s text:c="4"/><text:span text:style-name="T16">&lt;field</text:span><text:span text:style-name="T23"> </text:span><text:span text:style-name="T18">name=</text:span><text:span text:style-name="T22">"priority"</text:span><text:span text:style-name="T23"> </text:span><text:span text:style-name="T18">eval=</text:span><text:span text:style-name="T22">"16"</text:span><text:span text:style-name="T16">/&gt;</text:span></text:p>
      <text:p text:style-name="P21"><text:s text:c="4"/><text:span text:style-name="T16">&lt;field</text:span><text:span text:style-name="T23"> </text:span><text:span text:style-name="T18">name=</text:span><text:span text:style-name="T22">"arch"</text:span><text:span text:style-name="T23"> </text:span><text:span text:style-name="T18">type=</text:span><text:span text:style-name="T22">"xml"</text:span><text:span text:style-name="T16">&gt;</text:span></text:p>
      <text:p text:style-name="P21"><text:s text:c="8"/><text:span text:style-name="T16">&lt;tree&gt;</text:span></text:p>
      <text:p text:style-name="P21"><text:s text:c="12"/><text:span text:style-name="T16">&lt;field</text:span><text:span text:style-name="T23"> </text:span><text:span text:style-name="T18">name=</text:span><text:span text:style-name="T22">"my_field_1"</text:span><text:span text:style-name="T16">/&gt;</text:span></text:p>
      <text:p text:style-name="P21"><text:s text:c="12"/><text:span text:style-name="T16">&lt;field</text:span><text:span text:style-name="T23"> </text:span><text:span text:style-name="T18">name=</text:span><text:span text:style-name="T22">"my_field_2"</text:span><text:span text:style-name="T23"> </text:span><text:span text:style-name="T18">string=</text:span><text:span text:style-name="T22">"My Label"</text:span><text:span text:style-name="T23"> </text:span><text:span text:style-name="T18">widget=</text:span><text:span text:style-name="T22">"statusbar"</text:span><text:span text:style-name="T23"> </text:span><text:span text:style-name="T18">statusbar_visible=</text:span><text:span text:style-name="T22">"draft,sent,progress,done"</text:span><text:span text:style-name="T23"> </text:span><text:span text:style-name="T16">/&gt;</text:span></text:p>
      <text:p text:style-name="P21"><text:s text:c="8"/><text:span text:style-name="T16">&lt;/tree&gt;</text:span></text:p>
      <text:p text:style-name="P21"><text:s text:c="4"/><text:span text:style-name="T16">&lt;/field&gt;</text:span></text:p>
      <text:p text:style-name="P23">&lt;/record&gt;</text:p>
      <text:p text:style-name="P37">Odoo поддерживает пользовательские теги, выступающие в качестве синтаксического сахара:</text:p>
      <text:list text:style-name="L5">
        <text:list-item>
          <text:p text:style-name="P46">пункт меню: используйте его как ярлык для объявления<text:span text:style-name="Source_20_Text"><text:span text:style-name="T8">ir.ui.menu</text:span></text:span></text:p>
        </text:list-item>
        <text:list-item>
          <text:p text:style-name="P46">шаблон: используйте его для объявления представления QWeb, требующего только <text:span text:style-name="Source_20_Text"><text:span text:style-name="T8">arch</text:span></text:span>раздел представления.</text:p>
        </text:list-item>
      </text:list>
      <text:p text:style-name="P37">Эти теги предпочтительнее <text:span text:style-name="Emphasis">записи</text:span> .</text:p>
      <text:h text:style-name="P4" text:outline-level="3">XML-идентификаторы и именование</text:h>
      <text:h text:style-name="P5" text:outline-level="4">Безопасность, просмотр и действие</text:h>
      <text:p text:style-name="P37">Используйте следующий шаблон:</text:p>
      <text:list text:style-name="L6">
        <text:list-item>
          <text:p text:style-name="P47">Для меню: или для подменю.<text:span text:style-name="Source_20_Text"><text:span text:style-name="Emphasis"><text:span text:style-name="T8">&lt;model_name&gt;</text:span></text:span></text:span><text:span text:style-name="Source_20_Text"><text:span text:style-name="T8">_menu</text:span></text:span><text:span text:style-name="Source_20_Text"><text:span text:style-name="Emphasis"><text:span text:style-name="T8">&lt;model_name&gt;</text:span></text:span></text:span><text:span text:style-name="Source_20_Text"><text:span text:style-name="T8">_menu_</text:span></text:span><text:span text:style-name="Source_20_Text"><text:span text:style-name="Emphasis"><text:span text:style-name="T8">do_stuff</text:span></text:span></text:span></text:p>
        </text:list-item>
        <text:list-item>
          <text:p text:style-name="P47">Для представления: , где <text:span text:style-name="Emphasis">view_type</text:span> — это , , , , …<text:span text:style-name="Source_20_Text"><text:span text:style-name="Emphasis"><text:span text:style-name="T8">&lt;model_name&gt;</text:span></text:span></text:span><text:span text:style-name="Source_20_Text"><text:span text:style-name="T8">_view_</text:span></text:span><text:span text:style-name="Source_20_Text"><text:span text:style-name="Emphasis"><text:span text:style-name="T8">&lt;view_type&gt;</text:span></text:span></text:span><text:span text:style-name="Source_20_Text"><text:span text:style-name="T8">kanbanformtreesearch</text:span></text:span></text:p>
        </text:list-item>
        <text:list-item>
          <text:p text:style-name="P47">Для действия: основное действие относится к . Другие имеют суффикс , где <text:span text:style-name="Emphasis">detail</text:span> — это строка в нижнем регистре, кратко описывающая действие. Это используется только в том случае, если для модели объявлено несколько действий.<text:span text:style-name="Source_20_Text"><text:span text:style-name="Emphasis"><text:span text:style-name="T8">&lt;model_name&gt;</text:span></text:span></text:span><text:span text:style-name="Source_20_Text"><text:span text:style-name="T8">_action_</text:span></text:span><text:span text:style-name="Source_20_Text"><text:span text:style-name="Emphasis"><text:span text:style-name="T8">&lt;detail&gt;</text:span></text:span></text:span></text:p>
        </text:list-item>
        <text:list-item>
          <text:p text:style-name="P47">Для действий окна: добавьте к имени действия суффикс с конкретной информацией о представлении, например .<text:span text:style-name="Source_20_Text"><text:span text:style-name="Emphasis"><text:span text:style-name="T8">&lt;model_name&gt;</text:span></text:span></text:span><text:span text:style-name="Source_20_Text"><text:span text:style-name="T8">_action_view_</text:span></text:span><text:span text:style-name="Source_20_Text"><text:span text:style-name="Emphasis"><text:span text:style-name="T8">&lt;view_type&gt;</text:span></text:span></text:span></text:p>
        </text:list-item>
        <text:list-item>
          <text:p text:style-name="P47">Для группы: где <text:span text:style-name="Emphasis">group_name</text:span> — имя группы, обычно «пользователь», «менеджер», …<text:span text:style-name="Source_20_Text"><text:span text:style-name="Emphasis"><text:span text:style-name="T8">&lt;module_name&gt;</text:span></text:span></text:span><text:span text:style-name="Source_20_Text"><text:span text:style-name="T8">_group_</text:span></text:span><text:span text:style-name="Source_20_Text"><text:span text:style-name="Emphasis"><text:span text:style-name="T8">&lt;group_name&gt;</text:span></text:span></text:span></text:p>
        </text:list-item>
        <text:list-item>
          <text:p text:style-name="P47">Для правила: где <text:span text:style-name="Emphasis">concern_group</text:span> — это краткое имя соответствующей группы («user» для «model_name_group_user», «public» для публичного пользователя, «company» для правил для нескольких компаний и т. д.).<text:span text:style-name="Source_20_Text"><text:span text:style-name="Emphasis"><text:span text:style-name="T8">&lt;model_name&gt;</text:span></text:span></text:span><text:span text:style-name="Source_20_Text"><text:span text:style-name="T8">_rule_</text:span></text:span><text:span text:style-name="Source_20_Text"><text:span text:style-name="Emphasis"><text:span text:style-name="T8">&lt;concerned_group&gt;</text:span></text:span></text:span></text:p>
        </text:list-item>
      </text:list>
      <text:p text:style-name="P37"><text:soft-page-break/>Имя должно быть идентично xml id с точками, заменяющими подчеркивания. Действия должны иметь реальное наименование, поскольку оно используется как отображаемое имя.</text:p>
      <text:p text:style-name="P24">&lt;!-- views <text:s/>--&gt;</text:p>
      <text:p text:style-name="P19"><text:span text:style-name="T15">&lt;record</text:span> <text:span text:style-name="T17">id=</text:span><text:span text:style-name="T21">"model_name_view_form"</text:span> <text:span text:style-name="T17">model=</text:span><text:span text:style-name="T21">"ir.ui.view"</text:span><text:span text:style-name="T15">&gt;</text:span></text:p>
      <text:p text:style-name="P21"><text:s text:c="4"/><text:span text:style-name="T16">&lt;field</text:span><text:span text:style-name="T23"> </text:span><text:span text:style-name="T18">name=</text:span><text:span text:style-name="T22">"name"</text:span><text:span text:style-name="T16">&gt;</text:span><text:span text:style-name="T23">model.name.view.form</text:span><text:span text:style-name="T16">&lt;/field&gt;</text:span></text:p>
      <text:p text:style-name="P22"><text:s text:c="4"/><text:span text:style-name="T23">...</text:span></text:p>
      <text:p text:style-name="P23">&lt;/record&gt;</text:p>
      <text:p text:style-name="P26"/>
      <text:p text:style-name="P19"><text:span text:style-name="T15">&lt;record</text:span> <text:span text:style-name="T17">id=</text:span><text:span text:style-name="T21">"model_name_view_kanban"</text:span> <text:span text:style-name="T17">model=</text:span><text:span text:style-name="T21">"ir.ui.view"</text:span><text:span text:style-name="T15">&gt;</text:span></text:p>
      <text:p text:style-name="P21"><text:s text:c="4"/><text:span text:style-name="T16">&lt;field</text:span><text:span text:style-name="T23"> </text:span><text:span text:style-name="T18">name=</text:span><text:span text:style-name="T22">"name"</text:span><text:span text:style-name="T16">&gt;</text:span><text:span text:style-name="T23">model.name.view.kanban</text:span><text:span text:style-name="T16">&lt;/field&gt;</text:span></text:p>
      <text:p text:style-name="P22"><text:s text:c="4"/><text:span text:style-name="T23">...</text:span></text:p>
      <text:p text:style-name="P23">&lt;/record&gt;</text:p>
      <text:p text:style-name="P26"/>
      <text:p text:style-name="P24">&lt;!-- actions --&gt;</text:p>
      <text:p text:style-name="P19"><text:span text:style-name="T15">&lt;record</text:span> <text:span text:style-name="T17">id=</text:span><text:span text:style-name="T21">"model_name_action"</text:span> <text:span text:style-name="T17">model=</text:span><text:span text:style-name="T21">"ir.act.window"</text:span><text:span text:style-name="T15">&gt;</text:span></text:p>
      <text:p text:style-name="P21"><text:s text:c="4"/><text:span text:style-name="T16">&lt;field</text:span><text:span text:style-name="T23"> </text:span><text:span text:style-name="T18">name=</text:span><text:span text:style-name="T22">"name"</text:span><text:span text:style-name="T16">&gt;</text:span><text:span text:style-name="T23">Model Main Action</text:span><text:span text:style-name="T16">&lt;/field&gt;</text:span></text:p>
      <text:p text:style-name="P22"><text:s text:c="4"/><text:span text:style-name="T23">...</text:span></text:p>
      <text:p text:style-name="P23">&lt;/record&gt;</text:p>
      <text:p text:style-name="P26"/>
      <text:p text:style-name="P19"><text:span text:style-name="T15">&lt;record</text:span> <text:span text:style-name="T17">id=</text:span><text:span text:style-name="T21">"model_name_action_child_list"</text:span> <text:span text:style-name="T17">model=</text:span><text:span text:style-name="T21">"ir.actions.act_window"</text:span><text:span text:style-name="T15">&gt;</text:span></text:p>
      <text:p text:style-name="P21"><text:s text:c="4"/><text:span text:style-name="T16">&lt;field</text:span><text:span text:style-name="T23"> </text:span><text:span text:style-name="T18">name=</text:span><text:span text:style-name="T22">"name"</text:span><text:span text:style-name="T16">&gt;</text:span><text:span text:style-name="T23">Model Access Children</text:span><text:span text:style-name="T16">&lt;/field&gt;</text:span></text:p>
      <text:p text:style-name="P23">&lt;/record&gt;</text:p>
      <text:p text:style-name="P26"/>
      <text:p text:style-name="P24">&lt;!-- menus and sub-menus --&gt;</text:p>
      <text:p text:style-name="P23">&lt;menuitem</text:p>
      <text:p text:style-name="P21"><text:s text:c="4"/><text:span text:style-name="T18">id=</text:span><text:span text:style-name="T22">"model_name_menu_root"</text:span></text:p>
      <text:p text:style-name="P21"><text:s text:c="4"/><text:span text:style-name="T18">name=</text:span><text:span text:style-name="T22">"Main Menu"</text:span></text:p>
      <text:p text:style-name="P21"><text:s text:c="4"/><text:span text:style-name="T18">sequence=</text:span><text:span text:style-name="T22">"5"</text:span></text:p>
      <text:p text:style-name="P23">/&gt;</text:p>
      <text:p text:style-name="P23">&lt;menuitem</text:p>
      <text:p text:style-name="P21"><text:s text:c="4"/><text:span text:style-name="T18">id=</text:span><text:span text:style-name="T22">"model_name_menu_action"</text:span></text:p>
      <text:p text:style-name="P21"><text:s text:c="4"/><text:span text:style-name="T18">name=</text:span><text:span text:style-name="T22">"Sub Menu 1"</text:span></text:p>
      <text:p text:style-name="P21"><text:s text:c="4"/><text:span text:style-name="T18">parent=</text:span><text:span text:style-name="T22">"module_name.module_name_menu_root"</text:span></text:p>
      <text:p text:style-name="P21"><text:s text:c="4"/><text:span text:style-name="T18">action=</text:span><text:span text:style-name="T22">"model_name_action"</text:span></text:p>
      <text:p text:style-name="P21"><text:s text:c="4"/><text:span text:style-name="T18">sequence=</text:span><text:span text:style-name="T22">"10"</text:span></text:p>
      <text:p text:style-name="P23">/&gt;</text:p>
      <text:p text:style-name="P26"/>
      <text:p text:style-name="P24">&lt;!-- security --&gt;</text:p>
      <text:p text:style-name="P19"><text:span text:style-name="T15">&lt;record</text:span> <text:span text:style-name="T17">id=</text:span><text:span text:style-name="T21">"module_name_group_user"</text:span> <text:span text:style-name="T17">model=</text:span><text:span text:style-name="T21">"res.groups"</text:span><text:span text:style-name="T15">&gt;</text:span></text:p>
      <text:p text:style-name="P22"><text:s text:c="4"/><text:span text:style-name="T23">...</text:span></text:p>
      <text:p text:style-name="P23">&lt;/record&gt;</text:p>
      <text:p text:style-name="P26"/>
      <text:p text:style-name="P19"><text:span text:style-name="T15">&lt;record</text:span> <text:span text:style-name="T17">id=</text:span><text:span text:style-name="T21">"model_name_rule_public"</text:span> <text:span text:style-name="T17">model=</text:span><text:span text:style-name="T21">"ir.rule"</text:span><text:span text:style-name="T15">&gt;</text:span></text:p>
      <text:p text:style-name="P22"><text:s text:c="4"/><text:span text:style-name="T23">...</text:span></text:p>
      <text:p text:style-name="P23">&lt;/record&gt;</text:p>
      <text:p text:style-name="P26"/>
      <text:p text:style-name="P19"><text:span text:style-name="T15">&lt;record</text:span> <text:span text:style-name="T17">id=</text:span><text:span text:style-name="T21">"model_name_rule_company"</text:span> <text:span text:style-name="T17">model=</text:span><text:span text:style-name="T21">"ir.rule"</text:span><text:span text:style-name="T15">&gt;</text:span></text:p>
      <text:p text:style-name="P22"><text:s text:c="4"/><text:span text:style-name="T23">...</text:span></text:p>
      <text:p text:style-name="P23">&lt;/record&gt;</text:p>
      <text:h text:style-name="P5" text:outline-level="4">Наследование XML</text:h>
      <text:p text:style-name="P37">Xml Id наследуемых представлений должны использовать тот же ID, что и исходная запись. Это помогает быстро находить все наследование. Поскольку окончательные Xml Id имеют префикс модуля, который их создает, перекрытия нет.</text:p>
      <text:p text:style-name="P37">Имя должно содержать <text:span text:style-name="Source_20_Text"><text:span text:style-name="T8">.inherit.{details}</text:span></text:span>суффикс, чтобы облегчить понимание цели переопределения при взгляде на его имя.</text:p>
      <text:p text:style-name="P19"><text:span text:style-name="T15">&lt;record</text:span> <text:span text:style-name="T17">id=</text:span><text:span text:style-name="T21">"model_view_form"</text:span> <text:span text:style-name="T17">model=</text:span><text:span text:style-name="T21">"ir.ui.view"</text:span><text:span text:style-name="T15">&gt;</text:span></text:p>
      <text:p text:style-name="P21"><text:soft-page-break/><text:s text:c="4"/><text:span text:style-name="T16">&lt;field</text:span><text:span text:style-name="T23"> </text:span><text:span text:style-name="T18">name=</text:span><text:span text:style-name="T22">"name"</text:span><text:span text:style-name="T16">&gt;</text:span><text:span text:style-name="T23">model.view.form.inherit.module2</text:span><text:span text:style-name="T16">&lt;/field&gt;</text:span></text:p>
      <text:p text:style-name="P21"><text:s text:c="4"/><text:span text:style-name="T16">&lt;field</text:span><text:span text:style-name="T23"> </text:span><text:span text:style-name="T18">name=</text:span><text:span text:style-name="T22">"inherit_id"</text:span><text:span text:style-name="T23"> </text:span><text:span text:style-name="T18">ref=</text:span><text:span text:style-name="T22">"module1.model_view_form"</text:span><text:span text:style-name="T16">/&gt;</text:span></text:p>
      <text:p text:style-name="P22"><text:s text:c="4"/><text:span text:style-name="T23">...</text:span></text:p>
      <text:p text:style-name="P23">&lt;/record&gt;</text:p>
      <text:p text:style-name="P37">Для новых основных представлений суффикс inherit не требуется, поскольку это новые записи, основанные на первых.</text:p>
      <text:p text:style-name="P19"><text:span text:style-name="T15">&lt;record</text:span> <text:span text:style-name="T17">id=</text:span><text:span text:style-name="T21">"module2.model_view_form"</text:span> <text:span text:style-name="T17">model=</text:span><text:span text:style-name="T21">"ir.ui.view"</text:span><text:span text:style-name="T15">&gt;</text:span></text:p>
      <text:p text:style-name="P21"><text:s text:c="4"/><text:span text:style-name="T16">&lt;field</text:span><text:span text:style-name="T23"> </text:span><text:span text:style-name="T18">name=</text:span><text:span text:style-name="T22">"name"</text:span><text:span text:style-name="T16">&gt;</text:span><text:span text:style-name="T23">model.view.form.module2</text:span><text:span text:style-name="T16">&lt;/field&gt;</text:span></text:p>
      <text:p text:style-name="P21"><text:s text:c="4"/><text:span text:style-name="T16">&lt;field</text:span><text:span text:style-name="T23"> </text:span><text:span text:style-name="T18">name=</text:span><text:span text:style-name="T22">"inherit_id"</text:span><text:span text:style-name="T23"> </text:span><text:span text:style-name="T18">ref=</text:span><text:span text:style-name="T22">"module1.model_view_form"</text:span><text:span text:style-name="T16">/&gt;</text:span></text:p>
      <text:p text:style-name="P21"><text:s text:c="4"/><text:span text:style-name="T16">&lt;field</text:span><text:span text:style-name="T23"> </text:span><text:span text:style-name="T18">name=</text:span><text:span text:style-name="T22">"mode"</text:span><text:span text:style-name="T16">&gt;</text:span><text:span text:style-name="T23">primary</text:span><text:span text:style-name="T16">&lt;/field&gt;</text:span></text:p>
      <text:p text:style-name="P22"><text:s text:c="4"/><text:span text:style-name="T23">...</text:span></text:p>
      <text:p text:style-name="P23">&lt;/record&gt;</text:p>
      <text:h text:style-name="P3" text:outline-level="2"><text:bookmark text:name="contributing-development-python-guidelines"/>Питон</text:h>
      <text:p text:style-name="P39"> <text:span text:style-name="T1">Предупреждение</text:span></text:p>
      <text:p text:style-name="P38"><text:span text:style-name="T5">Не забудьте также прочитать раздел </text:span><text:a xlink:type="simple" xlink:href="https://www.odoo.com/documentation/17.0/developer/reference/backend/security.html#reference-security-pitfalls" text:style-name="Internet_20_link" text:visited-style-name="Visited_20_Internet_20_Link"><text:span text:style-name="T4">«Подводные камни безопасности» , чтобы писать безопасный код.</text:span></text:a></text:p>
      <text:h text:style-name="P4" text:outline-level="3">Параметры PEP8</text:h>
      <text:p text:style-name="P37">Использование линтера может помочь показать синтаксические и семантические предупреждения или ошибки. Исходный код Odoo пытается соблюдать стандарт Python, но некоторые из них можно игнорировать.</text:p>
      <text:list text:style-name="L7">
        <text:list-item>
          <text:p text:style-name="P48">E501: слишком длинная линия</text:p>
        </text:list-item>
        <text:list-item>
          <text:p text:style-name="P48">E301: ожидалась 1 пустая строка, найдено 0</text:p>
        </text:list-item>
        <text:list-item>
          <text:p text:style-name="P48">E302: ожидалось 2 пустые строки, найдено 1</text:p>
        </text:list-item>
      </text:list>
      <text:h text:style-name="P4" text:outline-level="3">Импорт</text:h>
      <text:p text:style-name="P37">Импорт упорядочен следующим образом:</text:p>
      <text:list text:style-name="L8">
        <text:list-item>
          <text:p text:style-name="P49">Внешние библиотеки (по одной на строку, отсортированные и разделенные в python stdlib)</text:p>
        </text:list-item>
        <text:list-item>
          <text:p text:style-name="P49">Импорт<text:span text:style-name="Source_20_Text"><text:span text:style-name="T8">odoo</text:span></text:span></text:p>
        </text:list-item>
        <text:list-item>
          <text:p text:style-name="P49">Импорт из модулей Odoo (редко и только при необходимости)</text:p>
        </text:list-item>
      </text:list>
      <text:p text:style-name="P37">Внутри этих трех групп импортированные строки сортируются в алфавитном порядке.</text:p>
      <text:p text:style-name="P24"># 1 : imports of python lib</text:p>
      <text:p text:style-name="P19"><text:span text:style-name="T17">import</text:span> <text:span text:style-name="T25">base64</text:span></text:p>
      <text:p text:style-name="P19"><text:span text:style-name="T17">import</text:span> <text:span text:style-name="T25">re</text:span></text:p>
      <text:p text:style-name="P19"><text:span text:style-name="T17">import</text:span> <text:span text:style-name="T25">time</text:span></text:p>
      <text:p text:style-name="P19"><text:span text:style-name="T17">from</text:span> <text:span text:style-name="T25">datetime</text:span> <text:span text:style-name="T17">import</text:span> datetime</text:p>
      <text:p text:style-name="P24"># 2 : imports of odoo</text:p>
      <text:p text:style-name="P19"><text:span text:style-name="T17">import</text:span> <text:span text:style-name="T25">odoo</text:span></text:p>
      <text:p text:style-name="P19"><text:span text:style-name="T17">from</text:span> <text:span text:style-name="T25">odoo</text:span> <text:span text:style-name="T17">import</text:span> api, fields, models, _ <text:span text:style-name="T27"># alphabetically ordered</text:span></text:p>
      <text:p text:style-name="P19"><text:span text:style-name="T17">from</text:span> <text:span text:style-name="T25">odoo.tools.safe_eval</text:span> <text:span text:style-name="T17">import</text:span> safe_eval <text:span text:style-name="T17">as</text:span> <text:span text:style-name="T17">eval</text:span></text:p>
      <text:p text:style-name="P24"># 3 : imports from odoo addons</text:p>
      <text:p text:style-name="P19"><text:span text:style-name="T17">from</text:span> <text:span text:style-name="T25">odoo.addons.web.controllers.main</text:span> <text:span text:style-name="T17">import</text:span> login_redirect</text:p>
      <text:p text:style-name="P19"><text:span text:style-name="T17">from</text:span> <text:span text:style-name="T25">odoo.addons.website.models.website</text:span> <text:span text:style-name="T17">import</text:span> slug</text:p>
      <text:h text:style-name="P4" text:outline-level="3">Идиоматика программирования (Python)</text:h>
      <text:list text:style-name="L9">
        <text:list-item>
          <text:p text:style-name="P50">Всегда отдавайте предпочтение <text:span text:style-name="Emphasis">читабельности,</text:span> а не <text:span text:style-name="Emphasis">краткости</text:span> или использованию языковых особенностей или идиом.</text:p>
        </text:list-item>
        <text:list-item>
          <text:p text:style-name="P50">Не использовать<text:span text:style-name="Source_20_Text"><text:span text:style-name="T8">.clone()</text:span></text:span></text:p>
        </text:list-item>
      </text:list>
      <text:p text:style-name="P24"><text:soft-page-break/># bad</text:p>
      <text:p text:style-name="P19">new_dict = my_dict.clone()</text:p>
      <text:p text:style-name="P19">new_list = old_list.clone()</text:p>
      <text:p text:style-name="P24"># good</text:p>
      <text:p text:style-name="P19">new_dict = <text:span text:style-name="T17">dict</text:span>(my_dict)</text:p>
      <text:p text:style-name="P19">new_list = <text:span text:style-name="T17">list</text:span>(old_list)</text:p>
      <text:list text:style-name="L10">
        <text:list-item>
          <text:p text:style-name="P51">Словарь Python: создание и обновление</text:p>
        </text:list-item>
      </text:list>
      <text:p text:style-name="P24"># -- creation empty dict</text:p>
      <text:p text:style-name="P19">my_dict = {}</text:p>
      <text:p text:style-name="P19">my_dict2 = <text:span text:style-name="T17">dict</text:span>()</text:p>
      <text:p text:style-name="P26"/>
      <text:p text:style-name="P24"># -- creation with values</text:p>
      <text:p text:style-name="P24"># bad</text:p>
      <text:p text:style-name="P19">my_dict = {}</text:p>
      <text:p text:style-name="P19">my_dict[<text:span text:style-name="T21">'foo'</text:span>] = <text:span text:style-name="T1">3</text:span></text:p>
      <text:p text:style-name="P19">my_dict[<text:span text:style-name="T21">'bar'</text:span>] = <text:span text:style-name="T1">4</text:span></text:p>
      <text:p text:style-name="P24"># good</text:p>
      <text:p text:style-name="P19">my_dict = {<text:span text:style-name="T21">'foo'</text:span>: <text:span text:style-name="T1">3</text:span>, <text:span text:style-name="T21">'bar'</text:span>: <text:span text:style-name="T1">4</text:span>}</text:p>
      <text:p text:style-name="P26"/>
      <text:p text:style-name="P24"># -- update dict</text:p>
      <text:p text:style-name="P24"># bad</text:p>
      <text:p text:style-name="P19">my_dict[<text:span text:style-name="T21">'foo'</text:span>] = <text:span text:style-name="T1">3</text:span></text:p>
      <text:p text:style-name="P19">my_dict[<text:span text:style-name="T21">'bar'</text:span>] = <text:span text:style-name="T1">4</text:span></text:p>
      <text:p text:style-name="P19">my_dict[<text:span text:style-name="T21">'baz'</text:span>] = <text:span text:style-name="T1">5</text:span></text:p>
      <text:p text:style-name="P24"># good</text:p>
      <text:p text:style-name="P19">my_dict.update(foo=<text:span text:style-name="T1">3</text:span>, bar=<text:span text:style-name="T1">4</text:span>, baz=<text:span text:style-name="T1">5</text:span>)</text:p>
      <text:p text:style-name="P19">my_dict = <text:span text:style-name="T17">dict</text:span>(my_dict, **my_dict2)</text:p>
      <text:list text:style-name="L11">
        <text:list-item>
          <text:p text:style-name="P52">Используйте осмысленные имена переменных/классов/методов</text:p>
        </text:list-item>
        <text:list-item>
          <text:p text:style-name="P52">Бесполезная переменная: временные переменные могут сделать код более понятным, давая имена объектам, но это не значит, что вам следует постоянно создавать временные переменные:</text:p>
        </text:list-item>
      </text:list>
      <text:p text:style-name="P24"># pointless</text:p>
      <text:p text:style-name="P19">schema = kw[<text:span text:style-name="T21">'schema'</text:span>]</text:p>
      <text:p text:style-name="P19">params = {<text:span text:style-name="T21">'schema'</text:span>: schema}</text:p>
      <text:p text:style-name="P24"># simpler</text:p>
      <text:p text:style-name="P19">params = {<text:span text:style-name="T21">'schema'</text:span>: kw[<text:span text:style-name="T21">'schema'</text:span>]}</text:p>
      <text:list text:style-name="L12">
        <text:list-item>
          <text:p text:style-name="P53">Несколько точек возврата допустимы, если они просты</text:p>
        </text:list-item>
      </text:list>
      <text:p text:style-name="P24"># a bit complex and with a redundant temp variable</text:p>
      <text:p text:style-name="P19"><text:span text:style-name="T17">def</text:span> <text:span text:style-name="T12">axes</text:span>(<text:span text:style-name="T17">self</text:span>, axis):</text:p>
      <text:p text:style-name="P21"><text:s text:c="4"/><text:span text:style-name="T23">axes = []</text:span></text:p>
      <text:p text:style-name="P21"><text:s text:c="4"/><text:span text:style-name="T18">if</text:span><text:span text:style-name="T23"> </text:span><text:span text:style-name="T18">type</text:span><text:span text:style-name="T23">(axis) == </text:span><text:span text:style-name="T18">type</text:span><text:span text:style-name="T23">([]):</text:span></text:p>
      <text:p text:style-name="P21"><text:s text:c="8"/><text:span text:style-name="T23">axes.extend(axis)</text:span></text:p>
      <text:p text:style-name="P21"><text:s text:c="4"/><text:span text:style-name="T18">else</text:span><text:span text:style-name="T23">:</text:span></text:p>
      <text:p text:style-name="P21"><text:s text:c="8"/><text:span text:style-name="T23">axes.append(axis)</text:span></text:p>
      <text:p text:style-name="P21"><text:s text:c="4"/><text:span text:style-name="T18">return</text:span><text:span text:style-name="T23"> axes</text:span></text:p>
      <text:p text:style-name="P26"/>
      <text:p text:style-name="P21"><text:s/><text:span text:style-name="T28"># clearer</text:span></text:p>
      <text:p text:style-name="P19"><text:span text:style-name="T17">def</text:span> <text:span text:style-name="T12">axes</text:span>(<text:span text:style-name="T17">self</text:span>, axis):</text:p>
      <text:p text:style-name="P21"><text:s text:c="4"/><text:span text:style-name="T18">if</text:span><text:span text:style-name="T23"> </text:span><text:span text:style-name="T18">type</text:span><text:span text:style-name="T23">(axis) == </text:span><text:span text:style-name="T18">type</text:span><text:span text:style-name="T23">([]):</text:span></text:p>
      <text:p text:style-name="P21"><text:s text:c="8"/><text:span text:style-name="T18">return</text:span><text:span text:style-name="T23"> </text:span><text:span text:style-name="T18">list</text:span><text:span text:style-name="T23">(axis) </text:span><text:span text:style-name="T28"># clone the axis</text:span></text:p>
      <text:p text:style-name="P21"><text:s text:c="4"/><text:span text:style-name="T18">else</text:span><text:span text:style-name="T23">:</text:span></text:p>
      <text:p text:style-name="P21"><text:s text:c="8"/><text:span text:style-name="T18">return</text:span><text:span text:style-name="T23"> [axis] </text:span><text:span text:style-name="T28"># single-element list</text:span></text:p>
      <text:list text:style-name="L13">
        <text:list-item>
          <text:p text:style-name="P54">Знайте свои встроенные функции: вы должны иметь хотя бы базовые знания обо всех встроенных функциях Python ( <text:a xlink:type="simple" xlink:href="http://docs.python.org/library/functions.html" office:target-frame-name="_blank" xlink:show="new" text:style-name="Internet_20_link" text:visited-style-name="Visited_20_Internet_20_Link"><text:span text:style-name="T2">http://docs.python.org/library/functions.html</text:span></text:a> )</text:p>
        </text:list-item>
      </text:list>
      <text:p text:style-name="P19">value = my_dict.get(<text:span text:style-name="T21">'key'</text:span>, <text:span text:style-name="T20">None</text:span>) <text:span text:style-name="T27"># very very redundant</text:span></text:p>
      <text:p text:style-name="P19">value = my_dict.get(<text:span text:style-name="T21">'key'</text:span>) <text:span text:style-name="T27"># good</text:span></text:p>
      <text:p text:style-name="P37">Кроме того, и имеют совершенно разное значение, убедитесь, что вы используете правильное.<text:span text:style-name="Source_20_Text"><text:span text:style-name="T8">if 'key' in my_dictif my_dict.get('key')</text:span></text:span></text:p>
      <text:list text:style-name="L14">
        <text:list-item>
          <text:p text:style-name="P55"><text:soft-page-break/>Изучите списочные представления: используйте списочное представление, словарное представление и базовые манипуляции с использованием <text:span text:style-name="Source_20_Text"><text:span text:style-name="T8">map</text:span></text:span>, <text:span text:style-name="Source_20_Text"><text:span text:style-name="T8">filter</text:span></text:span>, <text:span text:style-name="Source_20_Text"><text:span text:style-name="T8">sum</text:span></text:span>, … Они облегчают чтение кода.</text:p>
        </text:list-item>
      </text:list>
      <text:p text:style-name="P24"># not very good</text:p>
      <text:p text:style-name="P19">cube = []</text:p>
      <text:p text:style-name="P19"><text:span text:style-name="T17">for</text:span> i in res:</text:p>
      <text:p text:style-name="P21"><text:s text:c="4"/><text:span text:style-name="T23">cube.append((i[</text:span><text:span text:style-name="T22">'id'</text:span><text:span text:style-name="T23">],i[</text:span><text:span text:style-name="T22">'name'</text:span><text:span text:style-name="T23">]))</text:span></text:p>
      <text:p text:style-name="P24"># better</text:p>
      <text:p text:style-name="P19">cube = [(i[<text:span text:style-name="T21">'id'</text:span>], i[<text:span text:style-name="T21">'name'</text:span>]) <text:span text:style-name="T17">for</text:span> i in res]</text:p>
      <text:list text:style-name="L15">
        <text:list-item>
          <text:p text:style-name="P56">Коллекции тоже являются булевыми: в python многие объекты имеют «булево-подобное» значение при оценке в булевом контексте (например, if). Среди них есть коллекции (списки, словари, множества, …), которые являются «ложными», когда пусты, и «истинными», когда содержат элементы:</text:p>
        </text:list-item>
      </text:list>
      <text:p text:style-name="P19"><text:span text:style-name="T17">bool</text:span>([]) is <text:span text:style-name="T20">False</text:span></text:p>
      <text:p text:style-name="P19"><text:span text:style-name="T17">bool</text:span>([<text:span text:style-name="T1">1</text:span>]) is <text:span text:style-name="T20">True</text:span></text:p>
      <text:p text:style-name="P19"><text:span text:style-name="T17">bool</text:span>([<text:span text:style-name="T20">False</text:span>]) is <text:span text:style-name="T20">True</text:span></text:p>
      <text:p text:style-name="P37">Поэтому вы можете написать вместо .<text:span text:style-name="Source_20_Text"><text:span text:style-name="T8">if some_collection:if len(some_collection):</text:span></text:span></text:p>
      <text:list text:style-name="L16">
        <text:list-item>
          <text:p text:style-name="P57">Итерация итерируемых объектов</text:p>
        </text:list-item>
      </text:list>
      <text:p text:style-name="P24"># creates a temporary list and looks bar</text:p>
      <text:p text:style-name="P19"><text:span text:style-name="T17">for</text:span> key in my_dict.keys():</text:p>
      <text:p text:style-name="P21"><text:s text:c="4"/><text:span text:style-name="T22">"do something..."</text:span></text:p>
      <text:p text:style-name="P24"># better</text:p>
      <text:p text:style-name="P19"><text:span text:style-name="T17">for</text:span> key in my_dict:</text:p>
      <text:p text:style-name="P21"><text:s text:c="4"/><text:span text:style-name="T22">"do something..."</text:span></text:p>
      <text:p text:style-name="P24"># accessing the key,value pair</text:p>
      <text:p text:style-name="P19"><text:span text:style-name="T17">for</text:span> key, value in my_dict.items():</text:p>
      <text:p text:style-name="P21"><text:s text:c="4"/><text:span text:style-name="T22">"do something..."</text:span></text:p>
      <text:list text:style-name="L17">
        <text:list-item>
          <text:p text:style-name="P58">Использовать dict.setdefault</text:p>
        </text:list-item>
      </text:list>
      <text:p text:style-name="P24"># longer.. harder to read</text:p>
      <text:p text:style-name="P19">values = {}</text:p>
      <text:p text:style-name="P19"><text:span text:style-name="T17">for</text:span> element in iterable:</text:p>
      <text:p text:style-name="P21"><text:s text:c="4"/><text:span text:style-name="T18">if</text:span><text:span text:style-name="T23"> element not in values:</text:span></text:p>
      <text:p text:style-name="P21"><text:s text:c="8"/><text:span text:style-name="T23">values[element] = []</text:span></text:p>
      <text:p text:style-name="P21"><text:s text:c="4"/><text:span text:style-name="T23">values[element].append(other_value)</text:span></text:p>
      <text:p text:style-name="P26"/>
      <text:p text:style-name="P24"># better.. use dict.setdefault method</text:p>
      <text:p text:style-name="P19">values = {}</text:p>
      <text:p text:style-name="P19"><text:span text:style-name="T17">for</text:span> element in iterable:</text:p>
      <text:p text:style-name="P21"><text:s text:c="4"/><text:span text:style-name="T23">values.setdefault(element, []).append(other_value)</text:span></text:p>
      <text:list text:style-name="L18">
        <text:list-item>
          <text:p text:style-name="P59">Как хороший разработчик, документируйте свой код (строки документации по методам, простые комментарии для сложных частей кода)</text:p>
        </text:list-item>
        <text:list-item>
          <text:p text:style-name="P59">В дополнение к этим рекомендациям, вам также может быть интересна следующая ссылка: <text:a xlink:type="simple" xlink:href="http://python.net/~goodger/projects/pycon/2007/idiomatic/handout.html" office:target-frame-name="_blank" xlink:show="new" text:style-name="Internet_20_link" text:visited-style-name="Visited_20_Internet_20_Link"><text:span text:style-name="T2">http://python.net/~goodger/projects/pycon/2007/idiomatic/handout.html</text:span></text:a> (немного устарела, но вполне актуальна)</text:p>
        </text:list-item>
      </text:list>
      <text:h text:style-name="P4" text:outline-level="3">Программирование в Odoo</text:h>
      <text:list text:style-name="L19">
        <text:list-item>
          <text:p text:style-name="P60">Избегайте создания генераторов и декораторов: используйте только те, которые предоставляет API Odoo.</text:p>
        </text:list-item>
        <text:list-item>
          <text:p text:style-name="P60">Как и в Python, используйте методы <text:span text:style-name="Source_20_Text"><text:span text:style-name="T8">filtered</text:span></text:span>, <text:span text:style-name="Source_20_Text"><text:span text:style-name="T8">mapped</text:span></text:span>, <text:span text:style-name="Source_20_Text"><text:span text:style-name="T8">sorted</text:span></text:span>, … для облегчения чтения кода и повышения производительности.</text:p>
        </text:list-item>
      </text:list>
      <text:h text:style-name="P5" text:outline-level="4"><text:soft-page-break/>Распространять контекст</text:h>
      <text:p text:style-name="P37">Контекст — это <text:span text:style-name="Source_20_Text"><text:span text:style-name="T8">frozendict</text:span></text:span>то, что нельзя изменить. Чтобы вызвать метод с другим контекстом, <text:span text:style-name="Source_20_Text"><text:span text:style-name="T8">with_context</text:span></text:span>следует использовать метод:</text:p>
      <text:p text:style-name="P19">records.with_context(new_context).do_stuff() <text:span text:style-name="T27"># all the context is replaced</text:span></text:p>
      <text:p text:style-name="P19">records.with_context(**additionnal_context).do_other_stuff() <text:span text:style-name="T27"># additionnal_context values override native context ones</text:span></text:p>
      <text:p text:style-name="P39"> <text:span text:style-name="T1">Предупреждение</text:span></text:p>
      <text:p text:style-name="P41">Передача параметров в контексте может иметь опасные побочные эффекты.</text:p>
      <text:p text:style-name="P38"><text:span text:style-name="T5">Поскольку значения распространяются автоматически, может возникнуть неожиданное поведение. Вызов </text:span><text:span text:style-name="Source_20_Text"><text:span text:style-name="T6">create()</text:span></text:span><text:span text:style-name="T5">метода модели с ключом </text:span><text:span text:style-name="Emphasis"><text:span text:style-name="T5">default_my_field</text:span></text:span><text:span text:style-name="T5"> в контексте установит значение по умолчанию для </text:span><text:span text:style-name="Emphasis"><text:span text:style-name="T5">my_field</text:span></text:span><text:span text:style-name="T5"> для соответствующей модели. Но если во время этого создания создаются другие объекты (например, sale.order.line, on sale.order creation), имеющие имя поля </text:span><text:span text:style-name="Emphasis"><text:span text:style-name="T5">my_field</text:span></text:span><text:span text:style-name="T5"> , их значение по умолчанию также будет установлено.</text:span></text:p>
      <text:p text:style-name="P37">Если вам нужно создать ключевой контекст, влияющий на поведение некоторого объекта, выберите хорошее имя и в конечном итоге добавьте к нему префикс в виде имени модуля, чтобы изолировать его влияние. Хорошим примером являются ключи модуля <text:span text:style-name="Source_20_Text"><text:span text:style-name="T8">mail</text:span></text:span>: <text:span text:style-name="Emphasis">mail_create_nosubscribe</text:span> , <text:span text:style-name="Emphasis">mail_notrack</text:span> , <text:span text:style-name="Emphasis">mail_notify_user_signature</text:span> , …</text:p>
      <text:h text:style-name="P5" text:outline-level="4">Думайте расширяемо</text:h>
      <text:p text:style-name="P37">Функции и методы не должны содержать слишком много логики: наличие большого количества маленьких и простых методов более целесообразно, чем мало больших и сложных методов. Хорошее практическое правило — разделять метод, как только у него появляется более одной ответственности (см. <text:a xlink:type="simple" xlink:href="http://en.wikipedia.org/wiki/Single_responsibility_principle" office:target-frame-name="_blank" xlink:show="new" text:style-name="Internet_20_link" text:visited-style-name="Visited_20_Internet_20_Link"><text:span text:style-name="T2">http://en.wikipedia.org/wiki/Single_responsibility_principle</text:span></text:a> ).</text:p>
      <text:p text:style-name="P37">Следует избегать жесткого кодирования бизнес-логики в методе, поскольку это препятствует ее легкому расширению с помощью подмодуля.</text:p>
      <text:p text:style-name="P24"># do not do this</text:p>
      <text:p text:style-name="P24"># modifying the domain or criteria implies overriding whole method</text:p>
      <text:p text:style-name="P19"><text:span text:style-name="T17">def</text:span> <text:span text:style-name="T12">action</text:span>(<text:span text:style-name="T17">self</text:span>):</text:p>
      <text:p text:style-name="P21"><text:s text:c="4"/><text:span text:style-name="T23">... <text:s/></text:span><text:span text:style-name="T28"># long method</text:span></text:p>
      <text:p text:style-name="P21"><text:s text:c="4"/><text:span text:style-name="T23">partners = </text:span><text:span text:style-name="T18">self</text:span><text:span text:style-name="T23">.env[</text:span><text:span text:style-name="T22">'res.partner'</text:span><text:span text:style-name="T23">].search(complex_domain)</text:span></text:p>
      <text:p text:style-name="P21"><text:s text:c="4"/><text:span text:style-name="T23">emails = partners.filtered(</text:span><text:span text:style-name="T18">lambda</text:span><text:span text:style-name="T23"> r: arbitrary_criteria).mapped(</text:span><text:span text:style-name="T22">'email'</text:span><text:span text:style-name="T23">)</text:span></text:p>
      <text:p text:style-name="P26"/>
      <text:p text:style-name="P24"># better but do not do this either</text:p>
      <text:p text:style-name="P24"># modifying the logic forces to duplicate some parts of the code</text:p>
      <text:p text:style-name="P19"><text:span text:style-name="T17">def</text:span> <text:span text:style-name="T12">action</text:span>(<text:span text:style-name="T17">self</text:span>):</text:p>
      <text:p text:style-name="P21"><text:s text:c="4"/><text:span text:style-name="T23">...</text:span></text:p>
      <text:p text:style-name="P21"><text:s text:c="4"/><text:span text:style-name="T23">partners = </text:span><text:span text:style-name="T18">self</text:span><text:span text:style-name="T23">._get_partners()</text:span></text:p>
      <text:p text:style-name="P21"><text:s text:c="4"/><text:span text:style-name="T23">emails = partners._get_emails()</text:span></text:p>
      <text:p text:style-name="P26"/>
      <text:p text:style-name="P24"># better</text:p>
      <text:p text:style-name="P24"># minimum override</text:p>
      <text:p text:style-name="P19"><text:span text:style-name="T17">def</text:span> <text:span text:style-name="T12">action</text:span>(<text:span text:style-name="T17">self</text:span>):</text:p>
      <text:p text:style-name="P21"><text:s text:c="4"/><text:span text:style-name="T23">...</text:span></text:p>
      <text:p text:style-name="P21"><text:s text:c="4"/><text:span text:style-name="T23">partners = </text:span><text:span text:style-name="T18">self</text:span><text:span text:style-name="T23">.env[</text:span><text:span text:style-name="T22">'res.partner'</text:span><text:span text:style-name="T23">].search(</text:span><text:span text:style-name="T18">self</text:span><text:span text:style-name="T23">._get_partner_domain())</text:span></text:p>
      <text:p text:style-name="P21"><text:s text:c="4"/><text:span text:style-name="T23">emails = partners.filtered(</text:span><text:span text:style-name="T18">lambda</text:span><text:span text:style-name="T23"> r: r._filter_partners()).mapped(</text:span><text:span text:style-name="T22">'email'</text:span><text:span text:style-name="T23">)</text:span></text:p>
      <text:p text:style-name="P37">Приведенный выше код слишком расширяем для примера, но необходимо учитывать читабельность и идти на компромисс.</text:p>
      <text:p text:style-name="P37"><text:soft-page-break/>Кроме того, называйте свои функции соответствующим образом: небольшие и правильно названные функции являются отправной точкой для читаемого/поддерживаемого кода и более подробной документации.</text:p>
      <text:p text:style-name="P37">Эта рекомендация также актуальна для классов, файлов, модулей и пакетов. (См. также <text:a xlink:type="simple" xlink:href="http://en.wikipedia.org/wiki/Cyclomatic_complexity" office:target-frame-name="_blank" xlink:show="new" text:style-name="Internet_20_link" text:visited-style-name="Visited_20_Internet_20_Link"><text:span text:style-name="T2">http://en.wikipedia.org/wiki/Cyclomatic_complexity</text:span></text:a> )</text:p>
      <text:h text:style-name="P5" text:outline-level="4">Никогда не совершайте транзакцию</text:h>
      <text:p text:style-name="P37">Фреймворк Odoo отвечает за предоставление транзакционного контекста для всех вызовов RPC. Принцип заключается в том, что новый курсор базы данных открывается в начале каждого вызова RPC и фиксируется, когда вызов возвращается, непосредственно перед передачей ответа клиенту RPC, примерно так:</text:p>
      <text:p text:style-name="P19"><text:span text:style-name="T17">def</text:span> <text:span text:style-name="T12">execute</text:span>(<text:span text:style-name="T17">self</text:span>, db_name, uid, obj, method, *args, **kw):</text:p>
      <text:p text:style-name="P21"><text:s text:c="4"/><text:span text:style-name="T23">db, pool = pooler.get_db_and_pool(db_name)</text:span></text:p>
      <text:p text:style-name="P21"><text:s text:c="4"/><text:span text:style-name="T28"># create transaction cursor</text:span></text:p>
      <text:p text:style-name="P21"><text:s text:c="4"/><text:span text:style-name="T23">cr = db.cursor()</text:span></text:p>
      <text:p text:style-name="P21"><text:s text:c="4"/><text:span text:style-name="T18">try</text:span><text:span text:style-name="T23">:</text:span></text:p>
      <text:p text:style-name="P21"><text:s text:c="8"/><text:span text:style-name="T23">res = pool.execute_cr(cr, uid, obj, method, *args, **kw)</text:span></text:p>
      <text:p text:style-name="P21"><text:s text:c="8"/><text:span text:style-name="T23">cr.commit() </text:span><text:span text:style-name="T28"># all good, we commit</text:span></text:p>
      <text:p text:style-name="P21"><text:s text:c="4"/><text:span text:style-name="T18">except</text:span><text:span text:style-name="T23"> </text:span><text:span text:style-name="T29">Exception</text:span><text:span text:style-name="T23">:</text:span></text:p>
      <text:p text:style-name="P21"><text:s text:c="8"/><text:span text:style-name="T23">cr.rollback() </text:span><text:span text:style-name="T28"># error, rollback everything atomically</text:span></text:p>
      <text:p text:style-name="P21"><text:s text:c="8"/><text:span text:style-name="T18">raise</text:span></text:p>
      <text:p text:style-name="P21"><text:s text:c="4"/><text:span text:style-name="T18">finally</text:span><text:span text:style-name="T23">:</text:span></text:p>
      <text:p text:style-name="P21"><text:s text:c="8"/><text:span text:style-name="T23">cr.close() </text:span><text:span text:style-name="T28"># always close cursor opened manually</text:span></text:p>
      <text:p text:style-name="P21"><text:s text:c="4"/><text:span text:style-name="T18">return</text:span><text:span text:style-name="T23"> res</text:span></text:p>
      <text:p text:style-name="P37">Если во время выполнения вызова RPC возникает какая-либо ошибка, транзакция откатывается атомарно, сохраняя состояние системы.</text:p>
      <text:p text:style-name="P37">Аналогичным образом система также предоставляет специальную транзакцию во время выполнения тестовых наборов, поэтому ее можно откатить или нет в зависимости от параметров запуска сервера.</text:p>
      <text:p text:style-name="P37">Следствием этого является то, что если вы вручную вызовете <text:span text:style-name="Source_20_Text"><text:span text:style-name="T8">cr.commit()</text:span></text:span>что-либо, существует очень высокая вероятность того, что вы сломаете систему различными способами, поскольку вы вызовете частичные фиксации и, следовательно, частичные и нечистые откаты, вызывая, среди прочего:</text:p>
      <text:list text:style-name="L20">
        <text:list-item>
          <text:p text:style-name="P61">непоследовательность бизнес-данных, обычно потеря данных</text:p>
        </text:list-item>
        <text:list-item>
          <text:p text:style-name="P61">рассинхронизация рабочего процесса, документы зависают навсегда</text:p>
        </text:list-item>
        <text:list-item>
          <text:p text:style-name="P61">тесты, которые невозможно откатить чисто, и которые начнут загрязнять базу данных и вызывать ошибки (это справедливо даже в том случае, если во время транзакции не произошло никаких ошибок)</text:p>
        </text:list-item>
      </text:list>
      <text:p text:style-name="P13">Вот очень простое правило:</text:p>
      <text:p text:style-name="P7">Вы <text:span text:style-name="Strong_20_Emphasis"><text:span text:style-name="T1">НИКОГДА не</text:span></text:span> должны вызывать <text:span text:style-name="Source_20_Text"><text:span text:style-name="T8">cr.commit()</text:span></text:span>себя, <text:span text:style-name="Strong_20_Emphasis"><text:span text:style-name="T1">ЕСЛИ</text:span></text:span> вы не создали свой собственный курсор базы данных явно! И ситуации, когда вам нужно это сделать, являются исключительными!</text:p>
      <text:p text:style-name="P7">И, кстати, если вы создали свой собственный курсор, то вам нужно обрабатывать ошибки и правильно выполнять откат, а также правильно закрывать курсор, когда вы закончите с ним работать.</text:p>
      <text:p text:style-name="P37">И вопреки распространенному мнению, вам даже не нужно вызывать <text:span text:style-name="Source_20_Text"><text:span text:style-name="T8">cr.commit()</text:span></text:span> в следующих ситуациях: - в <text:span text:style-name="Source_20_Text"><text:span text:style-name="T8">_auto_init()</text:span></text:span>методе объекта <text:span text:style-name="Emphasis">models.Model</text:span> : об этом заботится <text:soft-page-break/>метод инициализации дополнений или транзакция ORM при создании пользовательских моделей; - в отчетах: <text:span text:style-name="Source_20_Text"><text:span text:style-name="T8">commit()</text:span></text:span>также обрабатывается фреймворком, поэтому вы можете обновить базу данных даже из отчета; - в методах <text:span text:style-name="Emphasis">models.Transient</text:span> : эти методы вызываются точно так же, как и обычные методы <text:span text:style-name="Emphasis">models.Model</text:span> , внутри транзакции и с соответствующим <text:span text:style-name="Source_20_Text"><text:span text:style-name="T8">cr.commit()/rollback()</text:span></text:span>в конце; - и т. д. (см. общее правило выше, если вы сомневаетесь!)</text:p>
      <text:p text:style-name="P37">Все <text:span text:style-name="Source_20_Text"><text:span text:style-name="T8">cr.commit()</text:span></text:span>вызовы за пределами серверной среды отныне должны иметь <text:span text:style-name="Strong_20_Emphasis"><text:span text:style-name="T1">явный комментарий</text:span></text:span> , объясняющий, почему они абсолютно необходимы, почему они действительно корректны и почему они не нарушают транзакции. В противном случае они могут быть удалены и будут удалены!</text:p>
      <text:h text:style-name="P5" text:outline-level="4">Правильно используйте метод перевода</text:h>
      <text:p text:style-name="P37">Odoo использует метод GetText с именем «underscore», чтобы указать, что статическая строка, используемая в коде, должна быть переведена во время выполнения с использованием языка контекста. Этот псевдометод доступен в вашем коде путем импорта следующим образом:<text:span text:style-name="Source_20_Text"><text:span text:style-name="T8">_( )</text:span></text:span></text:p>
      <text:p text:style-name="P19"><text:span text:style-name="T17">from</text:span> <text:span text:style-name="T25">odoo</text:span> <text:span text:style-name="T17">import</text:span> _</text:p>
      <text:p text:style-name="P37">При его использовании необходимо соблюдать несколько очень важных правил, чтобы он работал и не засорял переводы бесполезным мусором.</text:p>
      <text:p text:style-name="P37">По сути, этот метод следует использовать только для статических строк, написанных вручную в коде. Он не будет работать для перевода значений полей, таких как названия продуктов и т. д. Вместо этого это необходимо сделать с помощью флага перевода в соответствующем поле.</text:p>
      <text:p text:style-name="P37">Метод принимает необязательный позиционный или именованный параметр. Правило очень простое: вызовы метода подчеркивания всегда должны быть в форме и никак иначе:<text:span text:style-name="Source_20_Text"><text:span text:style-name="T8">_('literal string')</text:span></text:span></text:p>
      <text:p text:style-name="P24"># good: plain strings</text:p>
      <text:p text:style-name="P19">error = _(<text:span text:style-name="T21">'This record is locked!'</text:span>)</text:p>
      <text:p text:style-name="P26"/>
      <text:p text:style-name="P24"># good: strings with formatting patterns included</text:p>
      <text:p text:style-name="P19">error = _(<text:span text:style-name="T21">'Record %s cannot be modified!'</text:span>, record)</text:p>
      <text:p text:style-name="P26"/>
      <text:p text:style-name="P24"># ok too: multi-line literal strings</text:p>
      <text:p text:style-name="P19">error = _(<text:span text:style-name="T21">"""This is a bad multiline example</text:span></text:p>
      <text:p text:style-name="P21"><text:span text:style-name="T21"><text:s text:c="13"/></text:span><text:span text:style-name="T22">about record %s!"""</text:span><text:span text:style-name="T23">, record)</text:span></text:p>
      <text:p text:style-name="P19">error = _(<text:span text:style-name="T21">'Record %s cannot be modified'</text:span> \</text:p>
      <text:p text:style-name="P21"><text:s text:c="10"/><text:span text:style-name="T22">'after being validated!'</text:span><text:span text:style-name="T23">, record)</text:span></text:p>
      <text:p text:style-name="P26"/>
      <text:p text:style-name="P24"># bad: tries to translate after string formatting</text:p>
      <text:p text:style-name="P24"># <text:s text:c="5"/>(pay attention to brackets!)</text:p>
      <text:p text:style-name="P24"># This does NOT work and messes up the translations!</text:p>
      <text:p text:style-name="P19">error = _(<text:span text:style-name="T21">'Record %s cannot be modified!'</text:span> % record)</text:p>
      <text:p text:style-name="P26"/>
      <text:p text:style-name="P24"># bad: formatting outside of translation</text:p>
      <text:p text:style-name="P24"># This won't benefit from fallback mechanism in case of bad translation</text:p>
      <text:p text:style-name="P19">error = _(<text:span text:style-name="T21">'Record %s cannot be modified!'</text:span>) % record</text:p>
      <text:p text:style-name="P26"/>
      <text:p text:style-name="P24"># bad: dynamic string, string concatenation, etc are forbidden!</text:p>
      <text:p text:style-name="P24"># This does NOT work and messes up the translations!</text:p>
      <text:p text:style-name="P19">error = _(<text:span text:style-name="T21">"'"</text:span> + que_rec[<text:span text:style-name="T21">'question'</text:span>] + <text:span text:style-name="T21">"' \n"</text:span>)</text:p>
      <text:p text:style-name="P26"><text:soft-page-break/></text:p>
      <text:p text:style-name="P24"># bad: field values are automatically translated by the framework</text:p>
      <text:p text:style-name="P24"># This is useless and will not work the way you think:</text:p>
      <text:p text:style-name="P19">error = _(<text:span text:style-name="T21">"Product %s is out of stock!"</text:span>) % _(product.name)</text:p>
      <text:p text:style-name="P24"># and the following will of course not work as already explained:</text:p>
      <text:p text:style-name="P19">error = _(<text:span text:style-name="T21">"Product %s is out of stock!"</text:span> % product.name)</text:p>
      <text:p text:style-name="P26"/>
      <text:p text:style-name="P24"># Instead you can do the following and everything will be translated,</text:p>
      <text:p text:style-name="P24"># including the product name if its field definition has the</text:p>
      <text:p text:style-name="P24"># translate flag properly set:</text:p>
      <text:p text:style-name="P19">error = _(<text:span text:style-name="T21">"Product %s is not available!"</text:span>, product.name)</text:p>
      <text:p text:style-name="P37">Также имейте в виду, что переводчикам придется работать с буквальными значениями, которые передаются в функцию подчеркивания, поэтому, пожалуйста, постарайтесь сделать их понятными и сведите к минимуму количество ложных символов и форматирования. Переводчики должны знать, что шаблоны форматирования, такие как <text:span text:style-name="Source_20_Text"><text:span text:style-name="T8">%s</text:span></text:span>или <text:span text:style-name="Source_20_Text"><text:span text:style-name="T8">%d</text:span></text:span>, новые строки и т. д., должны быть сохранены, но важно использовать их разумным и очевидным образом:</text:p>
      <text:p text:style-name="P24"># Bad: makes the translations hard to work with</text:p>
      <text:p text:style-name="P19">error = <text:span text:style-name="T21">"'"</text:span> + question + _(<text:span text:style-name="T21">"' \nPlease enter an integer value "</text:span>)</text:p>
      <text:p text:style-name="P26"/>
      <text:p text:style-name="P24"># Ok (pay attention to position of the brackets too!)</text:p>
      <text:p text:style-name="P19">error = _(<text:span text:style-name="T21">"Answer to question %s is not valid.\n"</text:span> \</text:p>
      <text:p text:style-name="P21"><text:s text:c="10"/><text:span text:style-name="T22">"Please enter an integer value."</text:span><text:span text:style-name="T23">, question)</text:span></text:p>
      <text:p text:style-name="P26"/>
      <text:p text:style-name="P24"># Better</text:p>
      <text:p text:style-name="P19">error = _(<text:span text:style-name="T21">"Answer to question %(title)s is not valid.\n"</text:span> \</text:p>
      <text:p text:style-name="P21"><text:s text:c="10"/><text:span text:style-name="T22">"Please enter an integer value."</text:span><text:span text:style-name="T23">, title=question)</text:span></text:p>
      <text:p text:style-name="P37">В общем случае в Odoo при работе со строками предпочитайте <text:span text:style-name="Source_20_Text"><text:span text:style-name="T8">%</text:span></text:span>over <text:span text:style-name="Source_20_Text"><text:span text:style-name="T8">.format()</text:span></text:span> (когда нужно заменить только одну переменную в строке) и предпочитайте <text:span text:style-name="Source_20_Text"><text:span text:style-name="T8">%(varname)</text:span></text:span>instead of position (когда нужно заменить несколько переменных). Это упрощает перевод для переводчиков сообщества.</text:p>
      <text:h text:style-name="P4" text:outline-level="3">Символы и условные обозначения</text:h>
      <text:list text:style-name="L21">
        <text:list-item>
          <text:p text:style-name="P14">Название модели (с использованием точечной нотации, с префиксом в виде имени модуля):</text:p>
          <text:list>
            <text:list-item>
              <text:p text:style-name="P8">При определении модели Odoo: используйте форму единственного числа имени ( <text:span text:style-name="Emphasis">res.partner</text:span> и <text:span text:style-name="Emphasis">sale.order</text:span> вместо <text:span text:style-name="Emphasis">res.partnerS</text:span> и <text:span text:style-name="Emphasis">saleS.orderS</text:span> ).</text:p>
            </text:list-item>
            <text:list-item>
              <text:p text:style-name="P8">При определении Odoo Transient (мастер): используйте <text:span text:style-name="Source_20_Text"><text:span text:style-name="T8">&lt;related_base_model&gt;.&lt;action&gt;</text:span></text:span> , где <text:span text:style-name="Emphasis">related_base_model</text:span> — это базовая модель (определенная в <text:span text:style-name="Emphasis">models/</text:span> ), связанная с переходным процессом, а <text:span text:style-name="Emphasis">action</text:span> — это краткое название того, что делает переходный процесс. Избегайте слова <text:span text:style-name="Emphasis">wizard</text:span> . Например: <text:span text:style-name="Source_20_Text"><text:span text:style-name="T8">account.invoice.make</text:span></text:span>, <text:span text:style-name="Source_20_Text"><text:span text:style-name="T8">project.task.delegate.batch</text:span></text:span>, …</text:p>
            </text:list-item>
            <text:list-item>
              <text:p text:style-name="P8">При определении модели <text:span text:style-name="Emphasis">отчета</text:span> (представления SQL ei): используйте <text:span text:style-name="Source_20_Text"><text:span text:style-name="T8">&lt;related_base_model&gt;.report.&lt;action&gt;</text:span></text:span>, основываясь на соглашении Transient.</text:p>
            </text:list-item>
          </text:list>
        </text:list-item>
        <text:list-item>
          <text:p text:style-name="P62">Класс Odoo Python: использовать camelcase (объектно-ориентированный стиль).</text:p>
        </text:list-item>
      </text:list>
      <text:p text:style-name="P19"><text:span text:style-name="T17">class</text:span> <text:span text:style-name="T25">AccountInvoice</text:span>(models.Model):</text:p>
      <text:p text:style-name="P21"><text:s text:c="4"/><text:span text:style-name="T23">...</text:span></text:p>
      <text:list text:style-name="L22">
        <text:list-item>
          <text:p text:style-name="P15">Имя переменной:</text:p>
          <text:list>
            <text:list-item>
              <text:p text:style-name="P9">используйте camelcase для переменной модели</text:p>
            </text:list-item>
            <text:list-item>
              <text:p text:style-name="P9"><text:soft-page-break/>используйте подчеркивание в нижнем регистре для обозначения общей переменной.</text:p>
            </text:list-item>
            <text:list-item>
              <text:p text:style-name="P9">Добавьте суффикс имени переменной <text:span text:style-name="Emphasis">_id</text:span> или <text:span text:style-name="Emphasis">_ids</text:span> , если он содержит идентификатор записи или список идентификаторов. Не используйте <text:span text:style-name="Source_20_Text"><text:span text:style-name="T8">partner_id</text:span></text:span>для записи res.partner</text:p>
            </text:list-item>
          </text:list>
        </text:list-item>
      </text:list>
      <text:p text:style-name="P19">Partner = <text:span text:style-name="T17">self</text:span>.env[<text:span text:style-name="T21">'res.partner'</text:span>]</text:p>
      <text:p text:style-name="P19">partners = Partner.browse(ids)</text:p>
      <text:p text:style-name="P19">partner_id = partners[<text:span text:style-name="T1">0</text:span>].id</text:p>
      <text:list text:style-name="L23">
        <text:list-item>
          <text:p text:style-name="P63"><text:span text:style-name="Source_20_Text"><text:span text:style-name="T8">One2Many</text:span></text:span>и <text:span text:style-name="Source_20_Text"><text:span text:style-name="T8">Many2Many</text:span></text:span>поля всегда должны иметь суффикс <text:span text:style-name="Emphasis">_ids (пример: sale_order_line_ids)</text:span></text:p>
        </text:list-item>
        <text:list-item>
          <text:p text:style-name="P63"><text:span text:style-name="Source_20_Text"><text:span text:style-name="T8">Many2One</text:span></text:span>поля должны иметь суффикс <text:span text:style-name="Emphasis">_id (пример: partner_id, user_id, …)</text:span></text:p>
        </text:list-item>
        <text:list-item>
          <text:p text:style-name="P16">Методические соглашения</text:p>
          <text:list>
            <text:list-item>
              <text:p text:style-name="P10">Вычислить поле: шаблон метода вычисления — <text:span text:style-name="Emphasis">_compute_&lt;field_name&gt;</text:span></text:p>
            </text:list-item>
            <text:list-item>
              <text:p text:style-name="P10">Метод поиска: шаблон метода поиска — <text:span text:style-name="Emphasis">_search_&lt;field_name&gt;</text:span></text:p>
            </text:list-item>
            <text:list-item>
              <text:p text:style-name="P10">Метод по умолчанию: шаблон метода по умолчанию — <text:span text:style-name="Emphasis">_default_&lt;имя_поля&gt;</text:span></text:p>
            </text:list-item>
            <text:list-item>
              <text:p text:style-name="P10">Метод выбора: шаблон метода выбора — <text:span text:style-name="Emphasis">_selection_&lt;field_name&gt;</text:span></text:p>
            </text:list-item>
            <text:list-item>
              <text:p text:style-name="P10">Метод Onchange: шаблон метода onchange — <text:span text:style-name="Emphasis">_onchange_&lt;имя_поля&gt;</text:span></text:p>
            </text:list-item>
            <text:list-item>
              <text:p text:style-name="P10">Метод ограничения: шаблон метода ограничения — <text:span text:style-name="Emphasis">_check_&lt;constraint_name&gt;</text:span></text:p>
            </text:list-item>
            <text:list-item>
              <text:p text:style-name="P10">Метод действия: метод действия объекта имеет префикс <text:span text:style-name="Emphasis">action_</text:span> . Поскольку он использует только одну запись, добавьте <text:span text:style-name="Source_20_Text"><text:span text:style-name="T8">self.ensure_one()</text:span></text:span> в начало метода.</text:p>
            </text:list-item>
          </text:list>
        </text:list-item>
        <text:list-item>
          <text:p text:style-name="P16">В модели порядок атрибутов должен быть следующим:</text:p>
          <text:list>
            <text:list-item>
              <text:p text:style-name="P10">Частные атрибуты ( <text:span text:style-name="Source_20_Text"><text:span text:style-name="T8">_name</text:span></text:span>, <text:span text:style-name="Source_20_Text"><text:span text:style-name="T8">_description</text:span></text:span>, <text:span text:style-name="Source_20_Text"><text:span text:style-name="T8">_inherit</text:span></text:span>, <text:span text:style-name="Source_20_Text"><text:span text:style-name="T8">_sql_constraints</text:span></text:span>, …)</text:p>
            </text:list-item>
            <text:list-item>
              <text:p text:style-name="P10">Метод по умолчанию и<text:span text:style-name="Source_20_Text"><text:span text:style-name="T8">default_get</text:span></text:span></text:p>
            </text:list-item>
            <text:list-item>
              <text:p text:style-name="P10">Полевые декларации</text:p>
            </text:list-item>
            <text:list-item>
              <text:p text:style-name="P10">Методы вычисления, инверсии и поиска в том же порядке, что и объявление полей</text:p>
            </text:list-item>
            <text:list-item>
              <text:p text:style-name="P10">Метод выбора (методы, используемые для возврата вычисленных значений для полей выбора)</text:p>
            </text:list-item>
            <text:list-item>
              <text:p text:style-name="P10">Методы ограничений ( <text:span text:style-name="Source_20_Text"><text:span text:style-name="T8">@api.constrains</text:span></text:span>) и методы onchange ( <text:span text:style-name="Source_20_Text"><text:span text:style-name="T8">@api.onchange</text:span></text:span>)</text:p>
            </text:list-item>
            <text:list-item>
              <text:p text:style-name="P10">Методы CRUD (переопределения ORM)</text:p>
            </text:list-item>
            <text:list-item>
              <text:p text:style-name="P10">Методы действия</text:p>
            </text:list-item>
            <text:list-item>
              <text:p text:style-name="P10">И, наконец, другие методы ведения бизнеса.</text:p>
            </text:list-item>
          </text:list>
        </text:list-item>
      </text:list>
      <text:p text:style-name="P19"><text:span text:style-name="T17">class</text:span> <text:span text:style-name="T25">Event</text:span>(models.Model):</text:p>
      <text:p text:style-name="P21"><text:s text:c="4"/><text:span text:style-name="T28"># Private attributes</text:span></text:p>
      <text:p text:style-name="P21"><text:s text:c="4"/><text:span text:style-name="T23">_name = </text:span><text:span text:style-name="T22">'event.event'</text:span></text:p>
      <text:p text:style-name="P21"><text:s text:c="4"/><text:span text:style-name="T23">_description = </text:span><text:span text:style-name="T22">'Event'</text:span></text:p>
      <text:p text:style-name="P26"/>
      <text:p text:style-name="P21"><text:s text:c="4"/><text:span text:style-name="T28"># Default methods</text:span></text:p>
      <text:p text:style-name="P21"><text:s text:c="4"/><text:span text:style-name="T18">def</text:span><text:span text:style-name="T23"> </text:span><text:span text:style-name="T24">_default_name</text:span><text:span text:style-name="T23">(</text:span><text:span text:style-name="T18">self</text:span><text:span text:style-name="T23">):</text:span></text:p>
      <text:p text:style-name="P21"><text:s text:c="8"/><text:span text:style-name="T23">...</text:span></text:p>
      <text:p text:style-name="P26"/>
      <text:p text:style-name="P21"><text:s text:c="4"/><text:span text:style-name="T28"># Fields declaration</text:span></text:p>
      <text:p text:style-name="P21"><text:s text:c="4"/><text:span text:style-name="T23">name = fields.Char(string=</text:span><text:span text:style-name="T22">'Name'</text:span><text:span text:style-name="T23">, default=_default_name)</text:span></text:p>
      <text:p text:style-name="P21"><text:s text:c="4"/><text:span text:style-name="T23">seats_reserved = fields.Integer(string=</text:span><text:span text:style-name="T22">'Reserved Seats'</text:span><text:span text:style-name="T23">, store=</text:span><text:span text:style-name="T19">True</text:span></text:p>
      <text:p text:style-name="P21"><text:s text:c="8"/><text:span text:style-name="T23">readonly=</text:span><text:span text:style-name="T19">True</text:span><text:span text:style-name="T23">, compute=</text:span><text:span text:style-name="T22">'_compute_seats'</text:span><text:span text:style-name="T23">)</text:span></text:p>
      <text:p text:style-name="P21"><text:s text:c="4"/><text:span text:style-name="T23">seats_available = fields.Integer(string=</text:span><text:span text:style-name="T22">'Available Seats'</text:span><text:span text:style-name="T23">, store=</text:span><text:span text:style-name="T19">True</text:span></text:p>
      <text:p text:style-name="P21"><text:s text:c="8"/><text:span text:style-name="T23">readonly=</text:span><text:span text:style-name="T19">True</text:span><text:span text:style-name="T23">, compute=</text:span><text:span text:style-name="T22">'_compute_seats'</text:span><text:span text:style-name="T23">)</text:span></text:p>
      <text:p text:style-name="P21"><text:s text:c="4"/><text:span text:style-name="T23">price = fields.Integer(string=</text:span><text:span text:style-name="T22">'Price'</text:span><text:span text:style-name="T23">)</text:span></text:p>
      <text:p text:style-name="P21"><text:soft-page-break/><text:s text:c="4"/><text:span text:style-name="T23">event_type = fields.Selection(string=</text:span><text:span text:style-name="T22">"Type"</text:span><text:span text:style-name="T23">, selection=</text:span><text:span text:style-name="T22">'_selection_type'</text:span><text:span text:style-name="T23">)</text:span></text:p>
      <text:p text:style-name="P26"/>
      <text:p text:style-name="P21"><text:s text:c="4"/><text:span text:style-name="T28"># compute and search fields, in the same order of fields declaration</text:span></text:p>
      <text:p text:style-name="P21"><text:s text:c="4"/><text:span text:style-name="T23">@api.depends(</text:span><text:span text:style-name="T22">'seats_max'</text:span><text:span text:style-name="T23">, </text:span><text:span text:style-name="T22">'registration_ids.state'</text:span><text:span text:style-name="T23">, </text:span><text:span text:style-name="T22">'registration_ids.nb_register'</text:span><text:span text:style-name="T23">)</text:span></text:p>
      <text:p text:style-name="P21"><text:s text:c="4"/><text:span text:style-name="T18">def</text:span><text:span text:style-name="T23"> </text:span><text:span text:style-name="T24">_compute_seats</text:span><text:span text:style-name="T23">(</text:span><text:span text:style-name="T18">self</text:span><text:span text:style-name="T23">):</text:span></text:p>
      <text:p text:style-name="P21"><text:s text:c="8"/><text:span text:style-name="T23">...</text:span></text:p>
      <text:p text:style-name="P26"/>
      <text:p text:style-name="P21"><text:s text:c="4"/><text:span text:style-name="T23">@api.model</text:span></text:p>
      <text:p text:style-name="P21"><text:s text:c="4"/><text:span text:style-name="T18">def</text:span><text:span text:style-name="T23"> </text:span><text:span text:style-name="T24">_selection_type</text:span><text:span text:style-name="T23">(</text:span><text:span text:style-name="T18">self</text:span><text:span text:style-name="T23">):</text:span></text:p>
      <text:p text:style-name="P21"><text:s text:c="8"/><text:span text:style-name="T18">return</text:span><text:span text:style-name="T23"> []</text:span></text:p>
      <text:p text:style-name="P26"/>
      <text:p text:style-name="P21"><text:s text:c="4"/><text:span text:style-name="T28"># Constraints and onchanges</text:span></text:p>
      <text:p text:style-name="P21"><text:s text:c="4"/><text:span text:style-name="T23">@api.constrains(</text:span><text:span text:style-name="T22">'seats_max'</text:span><text:span text:style-name="T23">, </text:span><text:span text:style-name="T22">'seats_available'</text:span><text:span text:style-name="T23">)</text:span></text:p>
      <text:p text:style-name="P21"><text:s text:c="4"/><text:span text:style-name="T18">def</text:span><text:span text:style-name="T23"> </text:span><text:span text:style-name="T24">_check_seats_limit</text:span><text:span text:style-name="T23">(</text:span><text:span text:style-name="T18">self</text:span><text:span text:style-name="T23">):</text:span></text:p>
      <text:p text:style-name="P21"><text:s text:c="8"/><text:span text:style-name="T23">...</text:span></text:p>
      <text:p text:style-name="P26"/>
      <text:p text:style-name="P21"><text:s text:c="4"/><text:span text:style-name="T23">@api.onchange(</text:span><text:span text:style-name="T22">'date_begin'</text:span><text:span text:style-name="T23">)</text:span></text:p>
      <text:p text:style-name="P21"><text:s text:c="4"/><text:span text:style-name="T18">def</text:span><text:span text:style-name="T23"> </text:span><text:span text:style-name="T24">_onchange_date_begin</text:span><text:span text:style-name="T23">(</text:span><text:span text:style-name="T18">self</text:span><text:span text:style-name="T23">):</text:span></text:p>
      <text:p text:style-name="P21"><text:s text:c="8"/><text:span text:style-name="T23">...</text:span></text:p>
      <text:p text:style-name="P26"/>
      <text:p text:style-name="P21"><text:s text:c="4"/><text:span text:style-name="T28"># CRUD methods (and name_search, _search, ...) overrides</text:span></text:p>
      <text:p text:style-name="P21"><text:s text:c="4"/><text:span text:style-name="T18">def</text:span><text:span text:style-name="T23"> </text:span><text:span text:style-name="T24">create</text:span><text:span text:style-name="T23">(</text:span><text:span text:style-name="T18">self</text:span><text:span text:style-name="T23">, values):</text:span></text:p>
      <text:p text:style-name="P21"><text:s text:c="8"/><text:span text:style-name="T23">...</text:span></text:p>
      <text:p text:style-name="P26"/>
      <text:p text:style-name="P21"><text:s text:c="4"/><text:span text:style-name="T28"># Action methods</text:span></text:p>
      <text:p text:style-name="P21"><text:s text:c="4"/><text:span text:style-name="T18">def</text:span><text:span text:style-name="T23"> </text:span><text:span text:style-name="T24">action_validate</text:span><text:span text:style-name="T23">(</text:span><text:span text:style-name="T18">self</text:span><text:span text:style-name="T23">):</text:span></text:p>
      <text:p text:style-name="P21"><text:s text:c="8"/><text:span text:style-name="T18">self</text:span><text:span text:style-name="T23">.ensure_one()</text:span></text:p>
      <text:p text:style-name="P21"><text:s text:c="8"/><text:span text:style-name="T23">...</text:span></text:p>
      <text:p text:style-name="P26"/>
      <text:p text:style-name="P21"><text:s text:c="4"/><text:span text:style-name="T28"># Business methods</text:span></text:p>
      <text:p text:style-name="P21"><text:s text:c="4"/><text:span text:style-name="T18">def</text:span><text:span text:style-name="T23"> </text:span><text:span text:style-name="T24">mail_user_confirm</text:span><text:span text:style-name="T23">(</text:span><text:span text:style-name="T18">self</text:span><text:span text:style-name="T23">):</text:span></text:p>
      <text:p text:style-name="P21"><text:s text:c="8"/><text:span text:style-name="T23">...</text:span></text:p>
      <text:h text:style-name="P3" text:outline-level="2"><text:bookmark text:name="contributing-development-js-guidelines"/>Яваскрипт</text:h>
      <text:h text:style-name="P4" text:outline-level="3">Организация статических файлов</text:h>
      <text:p text:style-name="P37">У дополнений Odoo есть некоторые соглашения о том, как структурировать различные файлы. Мы объясним здесь более подробно, как веб-активы должны быть организованы.</text:p>
      <text:p text:style-name="P37">Первое, что нужно знать, это то, что сервер Odoo будет обслуживать (статически) все файлы, расположенные в папке <text:span text:style-name="Emphasis">static/</text:span> , но с префиксом имени дополнения. Так, например, если файл расположен в <text:span text:style-name="Emphasis">addons/web/static/src/js/some_file.js</text:span> , то он будет статически доступен по адресу <text:span text:style-name="Emphasis">your-odoo-server.com/web/static/src/js/some_file.js</text:span></text:p>
      <text:p text:style-name="P37">Принято организовывать код в соответствии со следующей структурой:</text:p>
      <text:list text:style-name="L24">
        <text:list-item>
          <text:p text:style-name="P64"><text:span text:style-name="Emphasis">static</text:span> : все статические файлы в целом</text:p>
          <text:list>
            <text:list-item>
              <text:p text:style-name="P64"><text:span text:style-name="Emphasis">static/lib</text:span> : это место, где должны находиться библиотеки js, в подпапке. Так, например, все файлы из библиотеки <text:span text:style-name="Emphasis">jquery</text:span> находятся в <text:span text:style-name="Emphasis">addons/web/static/lib/jquery</text:span></text:p>
            </text:list-item>
            <text:list-item>
              <text:p text:style-name="P64"><text:span text:style-name="Emphasis">static/src</text:span> : общая папка со статическим исходным кодом</text:p>
              <text:list>
                <text:list-item>
                  <text:p text:style-name="P64"><text:span text:style-name="Emphasis">static/src/css</text:span> : все css-файлы</text:p>
                </text:list-item>
                <text:list-item>
                  <text:p text:style-name="P64"><text:span text:style-name="Emphasis">статические/шрифты</text:span></text:p>
                </text:list-item>
                <text:list-item>
                  <text:p text:style-name="P64"><text:span text:style-name="Emphasis">статический/изображение</text:span></text:p>
                </text:list-item>
                <text:list-item>
                  <text:p text:style-name="P64"><text:span text:style-name="Emphasis">статический/src/js</text:span></text:p>
                  <text:list>
                    <text:list-item>
                      <text:p text:style-name="P64"><text:soft-page-break/><text:span text:style-name="Emphasis">static/src/js/tours</text:span> : файлы туров для конечного пользователя (руководства, а не тесты)</text:p>
                    </text:list-item>
                  </text:list>
                </text:list-item>
                <text:list-item>
                  <text:p text:style-name="P64"><text:span text:style-name="Emphasis">static/src/scss</text:span> : файлы scss</text:p>
                </text:list-item>
                <text:list-item>
                  <text:p text:style-name="P64"><text:span text:style-name="Emphasis">static/src/xml</text:span> : все шаблоны qweb, которые будут отображаться в JS</text:p>
                </text:list-item>
              </text:list>
            </text:list-item>
            <text:list-item>
              <text:p text:style-name="P64"><text:span text:style-name="Emphasis">static/tests</text:span> : сюда мы помещаем все файлы, связанные с тестами.</text:p>
              <text:list>
                <text:list-item>
                  <text:p text:style-name="P64"><text:span text:style-name="Emphasis">static/tests/tours</text:span> : сюда мы помещаем все файлы тестов туров (не обучающие материалы).</text:p>
                </text:list-item>
              </text:list>
            </text:list-item>
          </text:list>
        </text:list-item>
      </text:list>
      <text:h text:style-name="P4" text:outline-level="3">Руководство по кодированию Javascript</text:h>
      <text:list text:style-name="L25">
        <text:list-item>
          <text:p text:style-name="P65"><text:span text:style-name="Source_20_Text"><text:span text:style-name="T8">use strict;</text:span></text:span>рекомендуется для всех файлов JavaScript</text:p>
        </text:list-item>
        <text:list-item>
          <text:p text:style-name="P65">Используйте линтер (jshint, …)</text:p>
        </text:list-item>
        <text:list-item>
          <text:p text:style-name="P65">Никогда не добавляйте минимизированные библиотеки Javascript</text:p>
        </text:list-item>
        <text:list-item>
          <text:p text:style-name="P65">Используйте camelcase для объявления класса</text:p>
        </text:list-item>
      </text:list>
      <text:p text:style-name="P37">Более точные рекомендации по JS подробно описаны в <text:a xlink:type="simple" xlink:href="https://github.com/odoo/odoo/wiki/Javascript-coding-guidelines" office:target-frame-name="_blank" xlink:show="new" text:style-name="Internet_20_link" text:visited-style-name="Visited_20_Internet_20_Link"><text:span text:style-name="T2">github wiki</text:span></text:a> . Вы также можете ознакомиться с существующим API в Javascript, просмотрев Javascript References.</text:p>
      <text:h text:style-name="P3" text:outline-level="2"><text:bookmark text:name="contributing-coding-guidelines-scss"/>CSS и SCSS</text:h>
      <text:h text:style-name="P4" text:outline-level="3"><text:bookmark text:name="contributing-coding-guidelines-scss-formatting"/>Синтаксис и форматирование</text:h>
      <text:p text:style-name="P69">СЦССCSS</text:p>
      <text:section text:style-name="Sect1" text:name="panel-0-U0NTUw==">
        <text:p text:style-name="P27">.o_foo, .o_foo_bar, .o_baz {</text:p>
        <text:p text:style-name="P29"><text:s text:c="3"/><text:span text:style-name="T23">height: $o-statusbar-height;</text:span></text:p>
        <text:p text:style-name="P26"/>
        <text:p text:style-name="P29"><text:s text:c="3"/><text:span text:style-name="T23">.o_qux {</text:span></text:p>
        <text:p text:style-name="P29"><text:s text:c="6"/><text:span text:style-name="T23">height: $o-statusbar-height * 0.5;</text:span></text:p>
        <text:p text:style-name="P29"><text:s text:c="3"/><text:span text:style-name="T23">}</text:span></text:p>
        <text:p text:style-name="P28">}</text:p>
        <text:p text:style-name="P26"/>
        <text:p text:style-name="P28">.o_corge {</text:p>
        <text:p text:style-name="P29"><text:s text:c="3"/><text:span text:style-name="T23">background: $o-list-footer-bg-color;</text:span></text:p>
        <text:p text:style-name="P28">}</text:p>
      </text:section>
      <text:list text:style-name="L26">
        <text:list-item>
          <text:p text:style-name="P66">четыре (4) пробела, без табуляции;</text:p>
        </text:list-item>
        <text:list-item>
          <text:p text:style-name="P66">столбцы шириной не более 80 символов;</text:p>
        </text:list-item>
        <text:list-item>
          <text:p text:style-name="P66">открывающая фигурная скобка ( <text:span text:style-name="Source_20_Text"><text:span text:style-name="T8">{</text:span></text:span>): пустое место после последнего селектора;</text:p>
        </text:list-item>
        <text:list-item>
          <text:p text:style-name="P66">закрывающая фигурная скобка ( <text:span text:style-name="Source_20_Text"><text:span text:style-name="T8">}</text:span></text:span>): на новой строке;</text:p>
        </text:list-item>
        <text:list-item>
          <text:p text:style-name="P66">одна строка для каждой декларации;</text:p>
        </text:list-item>
        <text:list-item>
          <text:p text:style-name="P66">осмысленное использование пробелов.</text:p>
        </text:list-item>
      </text:list>
      <text:p text:style-name="P70"><text:bookmark text:name="o_spoiler_header_0"/>Предлагаемые настройки Stylelint</text:p>
      <text:h text:style-name="P4" text:outline-level="3"><text:bookmark text:name="contributing-coding-guidelines-scss-properties-order"/>Заказ свойств</text:h>
      <text:p text:style-name="P37">Упорядочьте свойства «снаружи» внутрь, начиная с <text:span text:style-name="Source_20_Text"><text:span text:style-name="T8">position</text:span></text:span>и заканчивая декоративными правилами ( <text:span text:style-name="Source_20_Text"><text:span text:style-name="T8">font</text:span></text:span>, <text:span text:style-name="Source_20_Text"><text:span text:style-name="T8">filter</text:span></text:span>, и т. д.).</text:p>
      <text:p text:style-name="P37"><text:a xlink:type="simple" xlink:href="https://www.odoo.com/documentation/17.0/contributing/development/coding_guidelines.html#contributing-coding-guidelines-scss-scoped-scss-variables" text:style-name="Internet_20_link" text:visited-style-name="Visited_20_Internet_20_Link"><text:span text:style-name="T2">Переменные SCSS с ограниченной областью действия</text:span></text:a> и <text:a xlink:type="simple" xlink:href="https://www.odoo.com/documentation/17.0/contributing/development/coding_guidelines.html#contributing-coding-guidelines-scss-css-variables" text:style-name="Internet_20_link" text:visited-style-name="Visited_20_Internet_20_Link"><text:span text:style-name="T2">переменные CSS</text:span></text:a> должны располагаться в самом верху, а затем должна следовать пустая строка, отделяющая их от других объявлений.</text:p>
      <text:p text:style-name="P19">.o_element {</text:p>
      <text:p text:style-name="P22"><text:s text:c="3"/><text:span text:style-name="T23">$-inner-gap: $border-width + $legend-margin-bottom;</text:span></text:p>
      <text:p text:style-name="P26"/>
      <text:p text:style-name="P22"><text:soft-page-break/><text:s text:c="3"/><text:span text:style-name="T23">--element-margin: 1rem;</text:span></text:p>
      <text:p text:style-name="P22"><text:s text:c="3"/><text:span text:style-name="T23">--element-size: 3rem;</text:span></text:p>
      <text:p text:style-name="P26"/>
      <text:p text:style-name="P22"><text:s text:c="3"/><text:span text:style-name="T23">@include o-position-absolute(1rem);</text:span></text:p>
      <text:p text:style-name="P22"><text:s text:c="3"/><text:span text:style-name="T23">display: block;</text:span></text:p>
      <text:p text:style-name="P22"><text:s text:c="3"/><text:span text:style-name="T23">margin: var(--element-margin);</text:span></text:p>
      <text:p text:style-name="P22"><text:s text:c="3"/><text:span text:style-name="T23">width: calc(var(--element-size) + #{$-inner-gap});</text:span></text:p>
      <text:p text:style-name="P22"><text:s text:c="3"/><text:span text:style-name="T23">border: 0;</text:span></text:p>
      <text:p text:style-name="P22"><text:s text:c="3"/><text:span text:style-name="T23">padding: 1rem;</text:span></text:p>
      <text:p text:style-name="P22"><text:s text:c="3"/><text:span text:style-name="T23">background: blue;</text:span></text:p>
      <text:p text:style-name="P22"><text:s text:c="3"/><text:span text:style-name="T23">font-size: 1rem;</text:span></text:p>
      <text:p text:style-name="P22"><text:s text:c="3"/><text:span text:style-name="T23">filter: blur(2px);</text:span></text:p>
      <text:p text:style-name="P20">}</text:p>
      <text:h text:style-name="P4" text:outline-level="3"><text:bookmark text:name="contributing-coding-guidelines-scss-naming-conventions"/>Соглашения об именовании</text:h>
      <text:p text:style-name="P37">Соглашения об именовании в CSS невероятно полезны для того, чтобы сделать ваш код более строгим, прозрачным и информативным.</text:p>
      <text:p text:style-name="P38">Избегайте <text:span text:style-name="Source_20_Text"><text:span text:style-name="T8">id</text:span></text:span>селекторов и добавляйте к именам классов префикс <text:span text:style-name="Source_20_Text"><text:span text:style-name="T8">o_&lt;module_name&gt;</text:span></text:span>, где <text:span text:style-name="Source_20_Text"><text:span text:style-name="T8">&lt;module_name&gt;</text:span></text:span>— техническое имя модуля ( <text:span text:style-name="Source_20_Text"><text:span text:style-name="T8">sale</text:span></text:span>, <text:span text:style-name="Source_20_Text"><text:span text:style-name="T8">im_chat</text:span></text:span>, …) или основной маршрут, зарезервированный модулем (в основном для модулей веб-сайтов, то есть : <text:span text:style-name="Source_20_Text"><text:span text:style-name="T8">o_forum</text:span></text:span>для <text:span text:style-name="Source_20_Text"><text:span text:style-name="T8">website_forum</text:span></text:span>модуля).</text:p>
      <text:p text:style-name="P36">Единственным исключением из этого правила является веб-клиент: он просто использует префикс <text:span text:style-name="Source_20_Text"><text:span text:style-name="T8">o_</text:span></text:span>.</text:p>
      <text:p text:style-name="P37">Избегайте создания гиперспецифичных классов и имен переменных. При именовании вложенных элементов выбирайте подход «Внучатый».</text:p>
      <text:p text:style-name="P71"> <text:span text:style-name="T1">Пример</text:span></text:p>
      <text:p text:style-name="P74">Не</text:p>
      <text:p text:style-name="P30">&lt;<text:span text:style-name="T15">div</text:span> <text:span text:style-name="T17">class</text:span>=<text:span text:style-name="T21">“o_element_wrapper”</text:span>&gt;</text:p>
      <text:p text:style-name="P31"><text:s text:c="3"/><text:span text:style-name="T23">&lt;</text:span><text:span text:style-name="T16">div</text:span><text:span text:style-name="T23"> </text:span><text:span text:style-name="T18">class</text:span><text:span text:style-name="T23">=</text:span><text:span text:style-name="T22">“o_element_wrapper_entries”</text:span><text:span text:style-name="T23">&gt;</text:span></text:p>
      <text:p text:style-name="P31"><text:s text:c="6"/><text:span text:style-name="T23">&lt;</text:span><text:span text:style-name="T16">span</text:span><text:span text:style-name="T23"> </text:span><text:span text:style-name="T18">class</text:span><text:span text:style-name="T23">=</text:span><text:span text:style-name="T22">“o_element_wrapper_entries_entry”</text:span><text:span text:style-name="T23">&gt;</text:span></text:p>
      <text:p text:style-name="P31"><text:s text:c="9"/><text:span text:style-name="T23">&lt;</text:span><text:span text:style-name="T16">a</text:span><text:span text:style-name="T23"> </text:span><text:span text:style-name="T18">class</text:span><text:span text:style-name="T23">=</text:span><text:span text:style-name="T22">“o_element_wrapper_entries_entry_link”</text:span><text:span text:style-name="T23">&gt;Entry&lt;/</text:span><text:span text:style-name="T16">a</text:span><text:span text:style-name="T23">&gt;</text:span></text:p>
      <text:p text:style-name="P31"><text:s text:c="6"/><text:span text:style-name="T23">&lt;/</text:span><text:span text:style-name="T16">span</text:span><text:span text:style-name="T23">&gt;</text:span></text:p>
      <text:p text:style-name="P31"><text:s text:c="3"/><text:span text:style-name="T23">&lt;/</text:span><text:span text:style-name="T16">div</text:span><text:span text:style-name="T23">&gt;</text:span></text:p>
      <text:p text:style-name="P30">&lt;/<text:span text:style-name="T15">div</text:span>&gt;</text:p>
      <text:p text:style-name="P72">Делать</text:p>
      <text:p text:style-name="P32">&lt;<text:span text:style-name="T15">div</text:span> <text:span text:style-name="T17">class</text:span>=<text:span text:style-name="T21">“o_element_wrapper”</text:span>&gt;</text:p>
      <text:p text:style-name="P34"><text:s text:c="3"/><text:span text:style-name="T23">&lt;</text:span><text:span text:style-name="T16">div</text:span><text:span text:style-name="T23"> </text:span><text:span text:style-name="T18">class</text:span><text:span text:style-name="T23">=</text:span><text:span text:style-name="T22">“o_element_entries”</text:span><text:span text:style-name="T23">&gt;</text:span></text:p>
      <text:p text:style-name="P34"><text:s text:c="6"/><text:span text:style-name="T23">&lt;</text:span><text:span text:style-name="T16">span</text:span><text:span text:style-name="T23"> </text:span><text:span text:style-name="T18">class</text:span><text:span text:style-name="T23">=</text:span><text:span text:style-name="T22">“o_element_entry”</text:span><text:span text:style-name="T23">&gt;</text:span></text:p>
      <text:p text:style-name="P34"><text:s text:c="9"/><text:span text:style-name="T23">&lt;</text:span><text:span text:style-name="T16">a</text:span><text:span text:style-name="T23"> </text:span><text:span text:style-name="T18">class</text:span><text:span text:style-name="T23">=</text:span><text:span text:style-name="T22">“o_element_link”</text:span><text:span text:style-name="T23">&gt;Entry&lt;/</text:span><text:span text:style-name="T16">a</text:span><text:span text:style-name="T23">&gt;</text:span></text:p>
      <text:p text:style-name="P34"><text:s text:c="6"/><text:span text:style-name="T23">&lt;/</text:span><text:span text:style-name="T16">span</text:span><text:span text:style-name="T23">&gt;</text:span></text:p>
      <text:p text:style-name="P34"><text:s text:c="3"/><text:span text:style-name="T23">&lt;/</text:span><text:span text:style-name="T16">div</text:span><text:span text:style-name="T23">&gt;</text:span></text:p>
      <text:p text:style-name="P32">&lt;/<text:span text:style-name="T15">div</text:span>&gt;</text:p>
      <text:p text:style-name="P37">Помимо большей компактности, такой подход упрощает обслуживание, поскольку ограничивает необходимость переименования при внесении изменений в DOM.</text:p>
      <text:h text:style-name="P5" text:outline-level="4"><text:bookmark text:name="contributing-coding-guidelines-scss-scss-variables"/>Переменные SCSS</text:h>
      <text:p text:style-name="P37">Наш стандартный вариант <text:span text:style-name="Source_20_Text"><text:span text:style-name="T8">$o-[root]-[element]-[property]-[modifier]</text:span></text:span>:</text:p>
      <text:list text:style-name="L27">
        <text:list-item>
          <text:p text:style-name="P17"><text:soft-page-break/><text:span text:style-name="Source_20_Text"><text:span text:style-name="T9">$o-</text:span></text:span></text:p>
          <text:p text:style-name="P11">Префикс.</text:p>
        </text:list-item>
        <text:list-item>
          <text:p text:style-name="P17"><text:span text:style-name="Source_20_Text"><text:span text:style-name="T9">[root]</text:span></text:span></text:p>
          <text:p text:style-name="P11">Имя компонента <text:span text:style-name="Strong_20_Emphasis"><text:span text:style-name="T1">или</text:span></text:span> модуля (приоритет имеют компоненты).</text:p>
        </text:list-item>
        <text:list-item>
          <text:p text:style-name="P17"><text:span text:style-name="Source_20_Text"><text:span text:style-name="T9">[element]</text:span></text:span></text:p>
          <text:p text:style-name="P11">Необязательный идентификатор для внутренних элементов.</text:p>
        </text:list-item>
        <text:list-item>
          <text:p text:style-name="P17"><text:span text:style-name="Source_20_Text"><text:span text:style-name="T9">[property]</text:span></text:span></text:p>
          <text:p text:style-name="P11">Свойство/поведение, определяемое переменной.</text:p>
        </text:list-item>
        <text:list-item>
          <text:p text:style-name="P17"><text:span text:style-name="Source_20_Text"><text:span text:style-name="T9">[modifier]</text:span></text:span></text:p>
          <text:p text:style-name="P11">Необязательный модификатор.</text:p>
        </text:list-item>
      </text:list>
      <text:p text:style-name="P73"> <text:span text:style-name="T1">Пример</text:span></text:p>
      <text:p text:style-name="P32"><text:span text:style-name="T20">$o-block-color</text:span>: value;</text:p>
      <text:p text:style-name="P32"><text:span text:style-name="T20">$o-block-title-color</text:span>: value;</text:p>
      <text:p text:style-name="P32"><text:span text:style-name="T20">$o-block-title-color-hover</text:span>: value;</text:p>
      <text:h text:style-name="P5" text:outline-level="4"><text:bookmark text:name="contributing-coding-guidelines-scss-scoped-scss-variables"/>Переменные SCSS (область действия)</text:h>
      <text:p text:style-name="P37">Эти переменные объявляются внутри блоков и не доступны извне. Наше стандартное соглашение — .<text:span text:style-name="Source_20_Text"><text:span text:style-name="T8">$-[variable name]</text:span></text:span></text:p>
      <text:p text:style-name="P73"> <text:span text:style-name="T1">Пример</text:span></text:p>
      <text:p text:style-name="P32">.o_element {</text:p>
      <text:p text:style-name="P35"><text:s text:c="3"/><text:span text:style-name="T23">$-inner-gap: compute-something;</text:span></text:p>
      <text:p text:style-name="P26"/>
      <text:p text:style-name="P35"><text:s text:c="3"/><text:span text:style-name="T23">margin-right: $-inner-gap;</text:span></text:p>
      <text:p text:style-name="P26"/>
      <text:p text:style-name="P35"><text:s text:c="3"/><text:span text:style-name="T23">.o_element_child {</text:span></text:p>
      <text:p text:style-name="P35"><text:s text:c="6"/><text:span text:style-name="T23">margin-right: $-inner-gap * 0.5;</text:span></text:p>
      <text:p text:style-name="P35"><text:s text:c="3"/><text:span text:style-name="T23">}</text:span></text:p>
      <text:p text:style-name="P33">}</text:p>
      <text:p text:style-name="P75"> <text:span text:style-name="T1">Смотрите также</text:span></text:p>
      <text:p text:style-name="P38"><text:a xlink:type="simple" xlink:href="https://sass-lang.com/documentation/variables#scope" office:target-frame-name="_blank" xlink:show="new" text:style-name="Internet_20_link" text:visited-style-name="Visited_20_Internet_20_Link"><text:span text:style-name="T30">Область действия переменных в документации SASS</text:span></text:a></text:p>
      <text:h text:style-name="P5" text:outline-level="4"><text:bookmark text:name="contributing-coding-guidelines-scss-mixins"/>Миксины и функции SCSS</text:h>
      <text:p text:style-name="P37">Наше стандартное соглашение: <text:span text:style-name="Source_20_Text"><text:span text:style-name="T8">o-[name]</text:span></text:span>. Используйте описательные имена. При именовании функций используйте глаголы в повелительной форме (например: <text:span text:style-name="Source_20_Text"><text:span text:style-name="T8">get</text:span></text:span>, <text:span text:style-name="Source_20_Text"><text:span text:style-name="T8">make</text:span></text:span>, <text:span text:style-name="Source_20_Text"><text:span text:style-name="T8">apply</text:span></text:span>…).</text:p>
      <text:p text:style-name="P37">Назовите необязательные аргументы в <text:a xlink:type="simple" xlink:href="https://www.odoo.com/documentation/17.0/contributing/development/coding_guidelines.html#contributing-coding-guidelines-scss-scoped-scss-variables" text:style-name="Internet_20_link" text:visited-style-name="Visited_20_Internet_20_Link"><text:span text:style-name="T2">форме переменных области видимости</text:span></text:a> , например <text:span text:style-name="Source_20_Text"><text:span text:style-name="T8">$-[argument]</text:span></text:span>.</text:p>
      <text:p text:style-name="P73"> <text:span text:style-name="T1">Пример</text:span></text:p>
      <text:p text:style-name="P32">@mixin o-avatar($-size: 1.5em, $-radius: 100%) {</text:p>
      <text:p text:style-name="P35"><text:s text:c="3"/><text:span text:style-name="T23">width: $-size;</text:span></text:p>
      <text:p text:style-name="P35"><text:s text:c="3"/><text:span text:style-name="T23">height: $-size;</text:span></text:p>
      <text:p text:style-name="P35"><text:s text:c="3"/><text:span text:style-name="T23">border-radius: $-radius;</text:span></text:p>
      <text:p text:style-name="P33">}</text:p>
      <text:p text:style-name="P26"/>
      <text:p text:style-name="P33"><text:soft-page-break/>@function o-invert-color($-color, $-amount: 100%) {</text:p>
      <text:p text:style-name="P35"><text:s text:c="3"/><text:span text:style-name="T23">$-inverse: change-color($-color, $-hue: hue($-color) + 180);</text:span></text:p>
      <text:p text:style-name="P26"/>
      <text:p text:style-name="P35"><text:s text:c="3"/><text:span text:style-name="T23">@return mix($-inverse, $-color, $-amount);</text:span></text:p>
      <text:p text:style-name="P33">}</text:p>
      <text:p text:style-name="P75"> <text:span text:style-name="T1">Смотрите также</text:span></text:p>
      <text:list text:style-name="L28">
        <text:list-item>
          <text:p text:style-name="P67"><text:a xlink:type="simple" xlink:href="https://sass-lang.com/documentation/at-rules/mixin" office:target-frame-name="_blank" xlink:show="new" text:style-name="Internet_20_link" text:visited-style-name="Visited_20_Internet_20_Link"><text:span text:style-name="T30">Миксины в документации SASS</text:span></text:a></text:p>
        </text:list-item>
        <text:list-item>
          <text:p text:style-name="P67"><text:a xlink:type="simple" xlink:href="https://sass-lang.com/documentation/at-rules/function" office:target-frame-name="_blank" xlink:show="new" text:style-name="Internet_20_link" text:visited-style-name="Visited_20_Internet_20_Link"><text:span text:style-name="T30">Функции в документации SASS</text:span></text:a></text:p>
        </text:list-item>
      </text:list>
      <text:h text:style-name="P5" text:outline-level="4"><text:bookmark text:name="contributing-coding-guidelines-scss-css-variables"/>CSS-переменные</text:h>
      <text:p text:style-name="P37">В Odoo использование переменных CSS строго связано с DOM. Используйте их для <text:span text:style-name="Strong_20_Emphasis"><text:span text:style-name="T1">контекстной</text:span></text:span> адаптации дизайна и макета.</text:p>
      <text:p text:style-name="P37">Наше стандартное соглашение — BEM, поэтому <text:span text:style-name="Source_20_Text"><text:span text:style-name="T8">--[root]__[element]-[property]--[modifier]</text:span></text:span>:</text:p>
      <text:list text:style-name="L29">
        <text:list-item>
          <text:p text:style-name="P18"><text:span text:style-name="Source_20_Text"><text:span text:style-name="T9">[root]</text:span></text:span></text:p>
          <text:p text:style-name="P12">Имя компонента <text:span text:style-name="Strong_20_Emphasis"><text:span text:style-name="T1">или</text:span></text:span> модуля (приоритет имеют компоненты).</text:p>
        </text:list-item>
        <text:list-item>
          <text:p text:style-name="P18"><text:span text:style-name="Source_20_Text"><text:span text:style-name="T9">[element]</text:span></text:span></text:p>
          <text:p text:style-name="P12">Необязательный идентификатор для внутренних элементов.</text:p>
        </text:list-item>
        <text:list-item>
          <text:p text:style-name="P18"><text:span text:style-name="Source_20_Text"><text:span text:style-name="T9">[property]</text:span></text:span></text:p>
          <text:p text:style-name="P12">Свойство/поведение, определяемое переменной.</text:p>
        </text:list-item>
        <text:list-item>
          <text:p text:style-name="P18"><text:span text:style-name="Source_20_Text"><text:span text:style-name="T9">[modifier]</text:span></text:span></text:p>
          <text:p text:style-name="P12">Необязательный модификатор.</text:p>
        </text:list-item>
      </text:list>
      <text:p text:style-name="P73"> <text:span text:style-name="T1">Пример</text:span></text:p>
      <text:p text:style-name="P32"><text:span text:style-name="T25">.o_kanban_record</text:span> {</text:p>
      <text:p text:style-name="P34"><text:s text:c="3"/><text:span text:style-name="T16">--KanbanRecord-width</text:span><text:span text:style-name="T23">: </text:span><text:span text:style-name="T16">value</text:span><text:span text:style-name="T23">;</text:span></text:p>
      <text:p text:style-name="P34"><text:s text:c="3"/><text:span text:style-name="T16">--KanbanRecord__picture-border</text:span><text:span text:style-name="T23">: </text:span><text:span text:style-name="T16">value</text:span><text:span text:style-name="T23">;</text:span></text:p>
      <text:p text:style-name="P34"><text:s text:c="3"/><text:span text:style-name="T16">--KanbanRecord__picture-border--active</text:span><text:span text:style-name="T23">: </text:span><text:span text:style-name="T16">value</text:span><text:span text:style-name="T23">;</text:span></text:p>
      <text:p text:style-name="P32">}</text:p>
      <text:p text:style-name="P26"/>
      <text:p text:style-name="P25">// Adapt the component when rendered in another context.</text:p>
      <text:p text:style-name="P32"><text:span text:style-name="T25">.o_form_view</text:span> {</text:p>
      <text:p text:style-name="P34"><text:s text:c="3"/><text:span text:style-name="T16">--KanbanRecord-width</text:span><text:span text:style-name="T23">: </text:span><text:span text:style-name="T16">another-value</text:span><text:span text:style-name="T23">;</text:span></text:p>
      <text:p text:style-name="P34"><text:s text:c="3"/><text:span text:style-name="T16">--KanbanRecord__picture-border</text:span><text:span text:style-name="T23">: </text:span><text:span text:style-name="T16">another-value</text:span><text:span text:style-name="T23">;</text:span></text:p>
      <text:p text:style-name="P34"><text:s text:c="3"/><text:span text:style-name="T16">--KanbanRecord__picture-border--active</text:span><text:span text:style-name="T23">: </text:span><text:span text:style-name="T16">another-value</text:span><text:span text:style-name="T23">;</text:span></text:p>
      <text:p text:style-name="P32">}</text:p>
      <text:h text:style-name="P4" text:outline-level="3"><text:bookmark text:name="contributing-coding-guidelines-scss-variables-use"/>Использование переменных CSS</text:h>
      <text:p text:style-name="P37">В Odoo использование переменных CSS строго связано с DOM, то есть они используются для <text:span text:style-name="Strong_20_Emphasis"><text:span text:style-name="T1">контекстной</text:span></text:span> адаптации дизайна и макета, а не для управления глобальной системой дизайна. Обычно они используются, когда свойства компонента могут меняться в определенных контекстах или при других обстоятельствах.</text:p>
      <text:p text:style-name="P37">Мы определяем эти свойства внутри основного блока компонента, предоставляя резервные варианты по умолчанию.</text:p>
      <text:p text:style-name="P73"> <text:span text:style-name="T1">Пример</text:span></text:p>
      <text:section text:style-name="Sect2" text:name="id1">
        <text:p text:style-name="P36"><text:soft-page-break/><text:span text:style-name="Source_20_Text"><text:span text:style-name="T11">my_component.scss</text:span></text:span></text:p>
        <text:p text:style-name="P32"><text:span text:style-name="T25">.o_MyComponent</text:span> {</text:p>
        <text:p text:style-name="P34"><text:s text:c="3"/><text:span text:style-name="T16">color</text:span><text:span text:style-name="T23">: </text:span><text:span text:style-name="T16">var</text:span><text:span text:style-name="T23">(</text:span><text:span text:style-name="T16">--MyComponent-color</text:span><text:span text:style-name="T23">, </text:span><text:span text:style-name="T26">#313131</text:span><text:span text:style-name="T23">);</text:span></text:p>
        <text:p text:style-name="P32">}</text:p>
      </text:section>
      <text:section text:style-name="Sect2" text:name="id2">
        <text:p text:style-name="P38"><text:span text:style-name="Source_20_Text"><text:span text:style-name="T31">my_dashboard.scss</text:span></text:span></text:p>
        <text:p text:style-name="P32"><text:span text:style-name="T25">.o_MyDashboard</text:span> {</text:p>
        <text:p text:style-name="P34"><text:s text:c="3"/><text:span text:style-name="T28">// Adapt the component in this context only</text:span></text:p>
        <text:p text:style-name="P34"><text:s text:c="3"/><text:span text:style-name="T16">--MyComponent-color</text:span><text:span text:style-name="T23">: </text:span><text:span text:style-name="T26">#017e84</text:span><text:span text:style-name="T23">;</text:span></text:p>
        <text:p text:style-name="P32">}</text:p>
      </text:section>
      <text:p text:style-name="P75"> <text:span text:style-name="T1">Смотрите также</text:span></text:p>
      <text:p text:style-name="P38"><text:a xlink:type="simple" xlink:href="https://developer.mozilla.org/en-US/docs/Web/CSS/Using_CSS_custom_properties" office:target-frame-name="_blank" xlink:show="new" text:style-name="Internet_20_link" text:visited-style-name="Visited_20_Internet_20_Link"><text:span text:style-name="T30">Переменные CSS в веб-документах MDN</text:span></text:a></text:p>
      <text:h text:style-name="P5" text:outline-level="4"><text:bookmark text:name="contributing-coding-guidelines-scss-css-scss-variables-use"/>Переменные CSS и SCSS</text:h>
      <text:p text:style-name="P37">Несмотря на кажущуюся схожесть, <text:span text:style-name="Source_20_Text"><text:span text:style-name="T8">CSS</text:span></text:span>переменные <text:span text:style-name="Source_20_Text"><text:span text:style-name="T8">SCSS</text:span></text:span>ведут себя совершенно по-разному. Главное отличие в том, что <text:span text:style-name="Source_20_Text"><text:span text:style-name="T8">SCSS</text:span></text:span>переменные являются <text:span text:style-name="Strong_20_Emphasis"><text:span text:style-name="T1">императивными</text:span></text:span> и компилируются, а <text:span text:style-name="Source_20_Text"><text:span text:style-name="T8">CSS</text:span></text:span>переменные являются <text:span text:style-name="Strong_20_Emphasis"><text:span text:style-name="T1">декларативными</text:span></text:span> и включаются в конечный вывод.</text:p>
      <text:p text:style-name="P75"> <text:span text:style-name="T1">Смотрите также</text:span></text:p>
      <text:p text:style-name="P38"><text:a xlink:type="simple" xlink:href="https://sass-lang.com/documentation/variables#:~:text=CSS%20variables%20are%20included%20in,use%20will%20stay%20the%20same" office:target-frame-name="_blank" xlink:show="new" text:style-name="Internet_20_link" text:visited-style-name="Visited_20_Internet_20_Link"><text:span text:style-name="T30">Разница между переменными CSS/SCSS в документации SASS</text:span></text:a></text:p>
      <text:p text:style-name="P37">В Odoo мы берем лучшее из обоих миров: используем <text:span text:style-name="Source_20_Text"><text:span text:style-name="T8">SCSS</text:span></text:span>переменные для определения дизайн-системы и отдаем предпочтение им, <text:span text:style-name="Source_20_Text"><text:span text:style-name="T8">CSS</text:span></text:span>когда дело касается контекстной адаптации.</text:p>
      <text:p text:style-name="P37">Реализацию предыдущего примера следует улучшить, добавив переменные SCSS, чтобы получить контроль на верхнем уровне и обеспечить согласованность с другими компонентами.</text:p>
      <text:p text:style-name="P73"> <text:span text:style-name="T1">Пример</text:span></text:p>
      <text:section text:style-name="Sect2" text:name="id3">
        <text:p text:style-name="P36"><text:span text:style-name="Source_20_Text"><text:span text:style-name="T11">secondary_variables.scss</text:span></text:span></text:p>
        <text:p text:style-name="P32"><text:span text:style-name="T20">$o-component-color</text:span>: <text:span text:style-name="T20">$o-main-text-color</text:span>;</text:p>
        <text:p text:style-name="P32"><text:span text:style-name="T20">$o-dashboard-color</text:span>: <text:span text:style-name="T20">$o-info</text:span>;</text:p>
        <text:p text:style-name="P25">// [...]</text:p>
      </text:section>
      <text:section text:style-name="Sect2" text:name="id4">
        <text:p text:style-name="P36"><text:span text:style-name="Source_20_Text"><text:span text:style-name="T31">component.scss</text:span></text:span></text:p>
        <text:p text:style-name="P32">.o_component {</text:p>
        <text:p text:style-name="P35"><text:s text:c="3"/><text:span text:style-name="T23">color: var(--MyComponent-color, #{$o-component-color});</text:span></text:p>
        <text:p text:style-name="P33">}</text:p>
      </text:section>
      <text:section text:style-name="Sect2" text:name="id5">
        <text:p text:style-name="P38"><text:span text:style-name="Source_20_Text"><text:span text:style-name="T31">dashboard.scss</text:span></text:span></text:p>
        <text:p text:style-name="P32">.o_dashboard {</text:p>
        <text:p text:style-name="P35"><text:s text:c="3"/><text:span text:style-name="T23">--MyComponent-color: #{$o-dashboard-color};</text:span></text:p>
        <text:p text:style-name="P33">}</text:p>
      </text:section>
      <text:h text:style-name="P6" text:outline-level="4"><text:bookmark text:name="contributing-coding-guidelines-scss-root"/><text:span text:style-name="T1">Псевдокласс</text:span><text:span text:style-name="Source_20_Text"><text:span text:style-name="T9">:root</text:span></text:span><text:span text:style-name="T1">​</text:span></text:h>
      <text:p text:style-name="P37">Определение переменных CSS в <text:span text:style-name="Source_20_Text"><text:span text:style-name="T8">:root</text:span></text:span>псевдоклассе — это метод, который мы обычно <text:span text:style-name="Strong_20_Emphasis"><text:span text:style-name="T1">не используем</text:span></text:span> в пользовательском интерфейсе Odoo. Эта практика обычно используется для доступа к переменным CSS и их глобального изменения. Вместо этого мы делаем это с помощью SCSS.</text:p>
      <text:p text:style-name="P37"><text:soft-page-break/>Исключения из этого правила должны быть достаточно очевидными, например, шаблоны, общие для разных пакетов, для корректной визуализации которых требуется определенный уровень контекстной осведомленности.</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Menlo, 'DejaVu Sans Mono', 'Bitstream Vera Sans Mono', monospace"/>
    <style:font-face style:name="Inter" svg:font-family="Inter, 'Segoe UI', Roboto, 'Helvetica Neue', Arial, 'Noto Sans', 'Liberation Sans',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lab" svg:font-family="'Roboto Slab', Georgia, 'Times New Roman', Times, serif"/>
    <style:font-face style:name="var bs-font-monospace" svg:font-family="'var bs-font-monospace'"/>
    <style:font-face style:name="var bs-font-sans-serif" svg:font-family="'var bs-font-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18:40:00.098884280</meta:creation-date>
    <meta:generator>LibreOffice/24.2.5.2$Linux_X86_64 LibreOffice_project/bffef4ea93e59bebbeaf7f431bb02b1a39ee8a59</meta:generator>
    <dc:date>2024-09-08T21:10:53.932690355</dc:date>
    <meta:editing-duration>PT2H30M54S</meta:editing-duration>
    <meta:editing-cycles>4</meta:editing-cycles>
    <meta:document-statistic meta:table-count="0" meta:image-count="0" meta:object-count="0" meta:page-count="21" meta:paragraph-count="700" meta:word-count="4810" meta:character-count="38376" meta:non-whitespace-character-count="33420"/>
  </office:meta>
</office:document-meta>
</file>